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0B0000000B0775F6D2B2B350A60.png" manifest:media-type="image/png"/>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Unicode MS" svg:font-family="'Arial Unicode MS'" style:font-family-generic="system" style:font-pitch="variable"/>
    <style:font-face style:name="Cambria" svg:font-family="Cambria" style:font-family-generic="decorative"/>
    <style:font-face style:name="Cambria1" svg:font-family="Cambria" style:font-family-generic="roman"/>
    <style:font-face style:name="Cambria2" svg:font-family="Cambria" style:font-family-generic="swiss"/>
    <style:font-face style:name="Comic Sans MS" svg:font-family="'Comic Sans MS'" style:font-adornments="Normal" style:font-family-generic="script" style:font-pitch="variable"/>
    <style:font-face style:name="Liberation Mono" svg:font-family="'Liberation Mono'" style:font-family-generic="modern" style:font-pitch="fixed"/>
    <style:font-face style:name="Liberation Sans" svg:font-family="'Liberation Sans'" style:font-family-generic="roman"/>
    <style:font-face style:name="Liberation Sans1" svg:font-family="'Liberation Sans'" style:font-family-generic="roman" style:font-pitch="variable"/>
    <style:font-face style:name="Logos CC" svg:font-family="'Logos CC'"/>
    <style:font-face style:name="Lucida Sans Unicode" svg:font-family="'Lucida Sans Unicode'" style:font-family-generic="swiss"/>
    <style:font-face style:name="Magneto" svg:font-family="Magneto" style:font-family-generic="decorative"/>
    <style:font-face style:name="Magneto1" svg:font-family="Magneto" style:font-family-generic="decorative"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 Sans" svg:font-family="'Open Sans'" style:font-family-generic="swiss"/>
    <style:font-face style:name="Open Sans1" svg:font-family="'Open Sans'" style:font-family-generic="swiss" style:font-pitch="variable"/>
    <style:font-face style:name="Open Sans2" svg:font-family="'Open Sans'" style:font-adornments="Gras" style:font-family-generic="swiss" style:font-pitch="variable"/>
    <style:font-face style:name="Open Sans3" svg:font-family="'Open Sans'" style:font-adornments="Normal" style:font-family-generic="swiss" style:font-pitch="variable"/>
    <style:font-face style:name="OpenSymbol" svg:font-family="OpenSymbol" style:font-charset="x-symbol"/>
    <style:font-face style:name="SimSun" svg:font-family="SimSun" style:font-family-generic="system" style:font-pitch="variable"/>
    <style:font-face style:name="Source Code Pro" svg:font-family="'Source Code Pro'" style:font-adornments="Normal" style:font-family-generic="modern" style:font-pitch="fixed"/>
  </office:font-face-decls>
  <office:automatic-styles>
    <style:style style:name="P1" style:family="paragraph" style:parent-style-name="Footer">
      <style:paragraph-properties>
        <style:tab-stops>
          <style:tab-stop style:position="18.3cm" style:type="right"/>
        </style:tab-stops>
      </style:paragraph-properties>
      <style:text-properties officeooo:rsid="0079edda" officeooo:paragraph-rsid="01028a8c"/>
    </style:style>
    <style:style style:name="P2" style:family="paragraph" style:parent-style-name="Footer">
      <style:paragraph-properties>
        <style:tab-stops>
          <style:tab-stop style:position="12.391cm" style:type="center"/>
          <style:tab-stop style:position="18.3cm" style:type="right"/>
        </style:tab-stops>
      </style:paragraph-properties>
      <style:text-properties officeooo:paragraph-rsid="01028a8c"/>
    </style:style>
    <style:style style:name="P3" style:family="paragraph" style:parent-style-name="Footnote">
      <style:paragraph-properties fo:text-align="start" style:justify-single-word="false"/>
      <style:text-properties officeooo:paragraph-rsid="007fb92b"/>
    </style:style>
    <style:style style:name="P4" style:family="paragraph" style:parent-style-name="Heading_20_1" style:master-page-name="First_20_Page">
      <style:paragraph-properties style:page-number="auto"/>
      <style:text-properties fo:font-size="16pt" fo:language="en" fo:country="GB" officeooo:paragraph-rsid="00dc6ef8" style:font-size-asian="16pt" style:font-size-complex="16pt"/>
    </style:style>
    <style:style style:name="P5" style:family="paragraph" style:parent-style-name="Text_20_body" style:list-style-name="Numbering_20_1">
      <style:text-properties officeooo:paragraph-rsid="010aea57"/>
    </style:style>
    <style:style style:name="P6" style:family="paragraph" style:parent-style-name="Text_20_body" style:list-style-name="Numbering_20_1">
      <style:text-properties fo:font-size="11pt" fo:language="en" fo:country="GB" officeooo:rsid="008f2f21" officeooo:paragraph-rsid="010aea57" style:font-size-asian="11pt" style:font-size-complex="11pt"/>
    </style:style>
    <style:style style:name="P7" style:family="paragraph">
      <loext:graphic-properties draw:fill="gradient" draw:fill-color="#729fcf" draw:fill-gradient-name="Gradient_20_11"/>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8" style:family="paragraph">
      <loext:graphic-properties draw:fill="solid" draw:fill-color="#999999"/>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9" style:family="paragraph">
      <loext:graphic-properties draw:fill="solid" draw:fill-color="#808080" draw:opacity="100%"/>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10" style:family="paragraph">
      <loext:graphic-properties draw:fill="gradient" draw:fill-color="#729fcf" draw:fill-gradient-name="Gradient_20_8" draw:gradient-step-count="0"/>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11" style:family="paragraph">
      <loext:graphic-properties draw:fill="solid" draw:fill-color="#808080" draw:gradient-step-count="0" draw:opacity="100%"/>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12" style:family="paragraph">
      <loext:graphic-properties draw:fill="solid" draw:fill-color="#eeeeee"/>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13" style:family="paragraph">
      <loext:graphic-properties draw:fill="solid" draw:fill-color="#cccccc"/>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14" style:family="paragraph">
      <loext:graphic-properties draw:fill="solid" draw:fill-color="#b2b2b2"/>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15" style:family="paragraph">
      <loext:graphic-properties draw:fill="solid" draw:fill-color="#ffffff"/>
      <style:paragraph-properties fo:margin-left="0cm" fo:margin-right="0cm" fo:margin-top="0cm" fo:margin-bottom="0cm" fo:line-height="115%"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16" style:family="paragraph">
      <loext:graphic-properties draw:fill="solid" draw:fill-color="#002377"/>
      <style:paragraph-properties fo:margin-left="0cm" fo:margin-right="0cm" fo:margin-top="0cm" fo:margin-bottom="0cm" fo:line-height="115%"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17" style:family="paragraph">
      <loext:graphic-properties draw:fill="solid" draw:fill-color="#c1121f"/>
      <style:paragraph-properties fo:margin-left="0cm" fo:margin-right="0cm" fo:margin-top="0cm" fo:margin-bottom="0cm" fo:line-height="115%"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18" style:family="paragraph">
      <loext:graphic-properties draw:fill="solid" draw:fill-color="#ffffff" draw:opacity="100%"/>
      <style:paragraph-properties fo:margin-left="0cm" fo:margin-right="0cm" fo:margin-top="0cm" fo:margin-bottom="0cm" fo:line-height="115%"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19" style:family="paragraph">
      <loext:graphic-properties draw:fill="solid" draw:fill-color="#c1121f" draw:opacity="100%"/>
      <style:paragraph-properties fo:margin-left="0cm" fo:margin-right="0cm" fo:margin-top="0cm" fo:margin-bottom="0cm" fo:line-height="115%"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20" style:family="paragraph">
      <loext:graphic-properties draw:fill="solid" draw:fill-color="#002377" draw:opacity="100%"/>
      <style:paragraph-properties fo:margin-left="0cm" fo:margin-right="0cm" fo:margin-top="0cm" fo:margin-bottom="0cm" fo:line-height="115%"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21" style:family="paragraph">
      <loext:graphic-properties draw:fill="solid" draw:fill-color="#002377"/>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22"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23" style:family="paragraph">
      <loext:graphic-properties draw:fill="solid" draw:fill-color="#c1121f"/>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24" style:family="paragraph">
      <loext:graphic-properties draw:fill="solid" draw:fill-color="#ffffff" draw:opacity="100%"/>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25" style:family="paragraph">
      <style:paragraph-properties fo:margin-left="0cm" fo:margin-right="0cm" fo:margin-top="0cm" fo:margin-bottom="0cm" fo:line-height="100%" fo:text-align="start" fo:text-indent="0cm" style:writing-mode="lr-tb"/>
    </style:style>
    <style:style style:name="P26" style:family="paragraph">
      <loext:graphic-properties draw:fill="none" draw:fill-color="#ffffff"/>
      <style:paragraph-properties fo:margin-left="0cm" fo:margin-right="0cm" fo:margin-top="0cm" fo:margin-bottom="0cm" fo:line-height="100%" fo:text-align="start" fo:text-indent="0cm" style:writing-mode="lr-tb"/>
      <style:text-properties fo:font-variant="normal" fo:text-transform="none" style:use-window-font-color="true" loext:opacity="0%" loext:color-lum-mod="100%" loext:color-lum-off="0%" style:text-outline="false" style:text-line-through-style="none" style:text-line-through-type="none" style:font-name="Magneto1" fo:font-size="12pt" fo:language="en" fo:country="US" fo:font-style="normal" fo:text-shadow="none" style:text-underline-style="none" fo:font-weight="normal" style:letter-kerning="true" style:font-name-asian="Microsoft YaHei" style:font-size-asian="12pt" style:font-style-asian="normal" style:font-weight-asian="normal" style:font-name-complex="Arial Unicode MS" style:font-size-complex="12pt" style:font-style-complex="normal" style:font-weight-complex="normal" style:text-emphasize="none" style:font-relief="none" style:text-overline-style="none" style:text-overline-color="font-color"/>
    </style:style>
    <style:style style:name="P27" style:family="paragraph">
      <style:paragraph-properties fo:margin-left="0cm" fo:margin-right="0cm" fo:margin-top="0cm" fo:margin-bottom="0cm" fo:line-height="100%" fo:text-align="end" fo:text-indent="0cm" style:writing-mode="lr-tb"/>
    </style:style>
    <style:style style:name="P28" style:family="paragraph">
      <loext:graphic-properties draw:fill="none" draw:fill-color="#ffffff"/>
      <style:paragraph-properties fo:margin-left="0cm" fo:margin-right="0cm" fo:margin-top="0cm" fo:margin-bottom="0cm" fo:line-height="100%" fo:text-align="end" fo:text-indent="0cm" style:writing-mode="lr-tb"/>
      <style:text-properties fo:font-variant="normal" fo:text-transform="none" style:use-window-font-color="true" loext:opacity="0%" loext:color-lum-mod="100%" loext:color-lum-off="0%" style:text-outline="false" style:text-line-through-style="none" style:text-line-through-type="none" style:font-name="Liberation Sans1" fo:font-size="11pt" fo:font-style="normal" fo:text-shadow="none" style:text-underline-style="none" fo:font-weight="bold" style:letter-kerning="true" style:font-name-asian="Microsoft YaHei" style:font-size-asian="11pt" style:font-style-asian="normal" style:font-weight-asian="bold" style:font-name-complex="Arial Unicode MS" style:font-size-complex="11pt" style:font-style-complex="normal" style:font-weight-complex="bold" style:text-emphasize="none" style:font-relief="none" style:text-overline-style="none" style:text-overline-color="font-color"/>
    </style:style>
    <style:style style:name="P29"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30" style:family="paragraph">
      <style:paragraph-properties fo:margin-left="0cm" fo:margin-right="0cm" fo:margin-top="0cm" fo:margin-bottom="0cm" fo:line-height="100%" fo:text-align="center" fo:text-indent="0cm" style:writing-mode="lr-tb"/>
    </style:style>
    <style:style style:name="P31" style:family="paragraph">
      <loext:graphic-properties draw:fill="none" draw:fill-color="#ffffff"/>
      <style:paragraph-properties fo:margin-left="0cm" fo:margin-right="0cm" fo:margin-top="0cm" fo:margin-bottom="0cm" fo:line-height="100%" fo:text-align="center" fo:text-indent="0cm" style:writing-mode="lr-tb"/>
      <style:text-properties fo:font-variant="normal" fo:text-transform="none" style:use-window-font-color="true" loext:opacity="0%" loext:color-lum-mod="100%" loext:color-lum-off="0%" style:text-outline="false" style:text-line-through-style="none" style:text-line-through-type="none" style:font-name="Magneto1" fo:font-size="20pt" fo:language="en" fo:country="US" fo:font-style="normal" fo:text-shadow="none" style:text-underline-style="none" fo:font-weight="normal" style:letter-kerning="true" style:font-name-asian="Microsoft YaHei" style:font-size-asian="20pt" style:font-style-asian="normal" style:font-weight-asian="normal" style:font-name-complex="Arial Unicode MS" style:font-size-complex="20pt" style:font-style-complex="normal" style:font-weight-complex="normal" style:text-emphasize="none" style:font-relief="none" style:text-overline-style="none" style:text-overline-color="font-color"/>
    </style:style>
    <style:style style:name="T1" style:family="text">
      <style:text-properties style:font-name="Logos CC" fo:font-size="10pt" officeooo:rsid="0276de85" style:font-name-asian="Logos CC" style:font-size-asian="10pt" style:font-name-complex="Logos CC" style:font-size-complex="10pt"/>
    </style:style>
    <style:style style:name="T2" style:family="text">
      <style:text-properties officeooo:rsid="0079edda"/>
    </style:style>
    <style:style style:name="T3" style:family="text">
      <style:text-properties fo:font-variant="small-caps" fo:language="zxx" fo:country="none" officeooo:rsid="0079edda" style:font-size-asian="10.5pt"/>
    </style:style>
    <style:style style:name="T4" style:family="text">
      <style:text-properties fo:font-variant="small-caps" fo:color="#7e7e7e" loext:opacity="100%" style:font-name="Open Sans3" fo:font-size="9pt" fo:language="zxx" fo:country="none" fo:text-shadow="none" officeooo:rsid="00b40a88" style:font-size-asian="10.5pt"/>
    </style:style>
    <style:style style:name="T5" style:family="text">
      <style:text-properties officeooo:rsid="00b40a88"/>
    </style:style>
    <style:style style:name="T6" style:family="text">
      <style:text-properties officeooo:rsid="012506d3"/>
    </style:style>
    <style:style style:name="T7" style:family="text">
      <style:text-properties fo:color="#7e7e7e" loext:opacity="100%" style:font-name="Open Sans3" fo:font-size="9pt" fo:language="en" fo:country="US" fo:text-shadow="none" officeooo:rsid="011c56a2" style:font-size-asian="10.5pt"/>
    </style:style>
    <style:style style:name="T8" style:family="text">
      <style:text-properties fo:color="#7e7e7e" loext:opacity="100%" style:font-name="Open Sans3" fo:font-size="9pt" fo:language="en" fo:country="US" fo:text-shadow="none" officeooo:rsid="011f4518" style:font-size-asian="10.5pt"/>
    </style:style>
    <style:style style:name="T9" style:family="text">
      <style:text-properties fo:color="#7e7e7e" loext:opacity="100%" style:font-name="Open Sans3" fo:font-size="9pt" fo:language="en" fo:country="US" fo:text-shadow="none" officeooo:rsid="0079edda" style:font-size-asian="10.5pt"/>
    </style:style>
    <style:style style:name="T10" style:family="text">
      <style:text-properties fo:color="#7e7e7e" loext:opacity="100%" style:font-name="Open Sans3" fo:font-size="9pt" fo:language="en" fo:country="US" fo:text-shadow="none" officeooo:rsid="011ef22a" style:font-size-asian="10.5pt"/>
    </style:style>
    <style:style style:name="T11" style:family="text">
      <style:text-properties fo:color="#7e7e7e" loext:opacity="100%" style:text-position="super 58%" style:font-name="Open Sans3" fo:font-size="9pt" fo:language="en" fo:country="US" fo:text-shadow="none" officeooo:rsid="00e941c2" style:font-size-asian="10.5pt"/>
    </style:style>
    <style:style style:name="T12" style:family="text">
      <style:text-properties officeooo:rsid="00d98ef6"/>
    </style:style>
    <style:style style:name="T13" style:family="text">
      <style:text-properties officeooo:rsid="00a94ad2"/>
    </style:style>
    <style:style style:name="T14" style:family="text">
      <style:text-properties fo:font-size="11pt" fo:language="en" fo:country="GB" officeooo:rsid="008f2f21" style:font-size-asian="11pt" style:font-size-complex="11pt"/>
    </style:style>
    <style:style style:name="T15" style:family="text">
      <style:text-properties officeooo:rsid="012b67d4"/>
    </style:style>
    <style:style style:name="T16" style:family="text">
      <style:text-properties officeooo:rsid="012e4fde"/>
    </style:style>
    <style:style style:name="T17" style:family="text">
      <style:text-properties officeooo:rsid="01301879"/>
    </style:style>
    <style:style style:name="T18" style:family="text">
      <style:text-properties fo:font-variant="normal" fo:text-transform="none" style:use-window-font-color="true" loext:opacity="0%" style:text-outline="false" style:text-line-through-style="none" style:text-line-through-type="none" style:font-name="Magneto1" fo:font-size="12pt" fo:language="en" fo:country="US" fo:font-style="normal" fo:text-shadow="none" style:text-underline-style="none" fo:font-weight="normal" style:letter-kerning="true" style:font-name-asian="Microsoft YaHei" style:font-size-asian="12pt" style:font-style-asian="normal" style:font-weight-asian="normal" style:font-name-complex="Arial Unicode MS" style:font-size-complex="12pt" style:font-style-complex="normal" style:font-weight-complex="normal" style:text-emphasize="none" style:font-relief="none" style:text-overline-style="none" style:text-overline-color="font-color"/>
    </style:style>
    <style:style style:name="T19" style:family="text">
      <style:text-properties fo:font-variant="normal" fo:text-transform="none" style:use-window-font-color="true" loext:opacity="0%" style:text-outline="false" style:text-line-through-style="none" style:text-line-through-type="none" style:font-name="Open Sans1" fo:font-size="10pt" fo:language="en" fo:country="GB" fo:font-style="normal" fo:text-shadow="none" style:text-underline-style="none" fo:font-weight="bold" style:letter-kerning="true" style:font-name-asian="Microsoft YaHei" style:font-size-asian="10pt" style:font-style-asian="normal" style:font-weight-asian="bold" style:font-name-complex="Arial Unicode MS" style:font-size-complex="10pt" style:font-style-complex="normal" style:font-weight-complex="bold" style:text-emphasize="none" style:font-relief="none" style:text-overline-style="none" style:text-overline-color="font-color"/>
    </style:style>
    <style:style style:name="T20" style:family="text">
      <style:text-properties fo:font-variant="normal" fo:text-transform="none" style:use-window-font-color="true" loext:opacity="0%" style:text-outline="false" style:text-line-through-style="none" style:text-line-through-type="none" style:font-name="Magneto1" fo:font-size="20pt" fo:language="en" fo:country="US" fo:font-style="normal" fo:text-shadow="none" style:text-underline-style="none" fo:font-weight="normal" style:letter-kerning="true" style:font-name-asian="Microsoft YaHei" style:font-size-asian="20pt" style:font-style-asian="normal" style:font-weight-asian="normal" style:font-name-complex="Arial Unicode MS" style:font-size-complex="20pt" style:font-style-complex="normal" style:font-weight-complex="normal" style:text-emphasize="none" style:font-relief="none" style:text-overline-style="none" style:text-overline-color="font-color"/>
    </style: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tyle:run-through="foreground"/>
    </style:style>
    <style:style style:name="gr3" style:family="graphic">
      <style:graphic-properties draw:stroke="solid" svg:stroke-width="0.018cm" svg:stroke-color="#808080" draw:marker-start="" draw:marker-start-width="0.228cm" draw:marker-start-center="false" draw:marker-end="" draw:marker-end-width="0.228cm" draw:marker-end-center="false" draw:fill="gradient" draw:fill-color="#729fcf" draw:fill-gradient-name="Gradient_20_11" draw:textarea-horizontal-align="justify" draw:textarea-vertical-align="middle" draw:auto-grow-height="false" fo:min-height="1.75cm" fo:min-width="12.501cm" fo:padding-top="0.134cm" fo:padding-bottom="0.134cm" fo:padding-left="0.259cm" fo:padding-right="0.259cm" draw:shadow="hidden" draw:shadow-offset-x="0.199cm" draw:shadow-offset-y="0.199cm" draw:shadow-color="#808080" style:run-through="foreground"/>
    </style:style>
    <style:style style:name="gr4" style:family="graphic">
      <style:graphic-properties draw:stroke="none" svg:stroke-width="0cm" svg:stroke-color="#808080" draw:marker-start="" draw:marker-start-width="0.321cm" draw:marker-start-center="false" draw:marker-end="" draw:marker-end-width="0.321cm" draw:marker-end-center="false" draw:fill="solid" draw:fill-color="#999999" draw:textarea-horizontal-align="justify" draw:textarea-vertical-align="middle" fo:padding-top="0.166cm" fo:padding-bottom="0.166cm" fo:padding-left="0.289cm" fo:padding-right="0.289cm" draw:shadow="hidden" draw:shadow-offset-x="0.199cm" draw:shadow-offset-y="0.199cm" draw:shadow-color="#808080" style:run-through="foreground"/>
    </style:style>
    <style:style style:name="gr5" style:family="graphic">
      <style:graphic-properties draw:stroke="none" svg:stroke-width="0cm" svg:stroke-color="#808080" draw:marker-start="" draw:marker-start-width="0.321cm" draw:marker-start-center="false" draw:marker-end="" draw:marker-end-width="0.321cm" draw:marker-end-center="false" draw:fill="solid" draw:fill-color="#808080" draw:opacity="100%" draw:textarea-horizontal-align="center" draw:textarea-vertical-align="middle" fo:padding-top="0.166cm" fo:padding-bottom="0.166cm" fo:padding-left="0.289cm" fo:padding-right="0.289cm" draw:shadow="hidden" draw:shadow-offset-x="0.199cm" draw:shadow-offset-y="0.199cm" draw:shadow-color="#808080" style:run-through="foreground"/>
    </style:style>
    <style:style style:name="gr6" style:family="graphic">
      <style:graphic-properties draw:stroke="none" svg:stroke-width="0cm" svg:stroke-color="#808080" draw:marker-start="" draw:marker-start-width="0.321cm" draw:marker-start-center="false" draw:marker-end="" draw:marker-end-width="0.321cm" draw:marker-end-center="false" draw:fill="gradient" draw:fill-color="#729fcf" draw:fill-gradient-name="Gradient_20_8" draw:gradient-step-count="0" draw:textarea-horizontal-align="justify" draw:textarea-vertical-align="middle" fo:padding-top="0.166cm" fo:padding-bottom="0.166cm" fo:padding-left="0.289cm" fo:padding-right="0.289cm" draw:shadow="hidden" draw:shadow-offset-x="0.199cm" draw:shadow-offset-y="0.199cm" draw:shadow-color="#808080" style:run-through="foreground"/>
    </style:style>
    <style:style style:name="gr7" style:family="graphic">
      <style:graphic-properties draw:stroke="none" svg:stroke-width="0cm" svg:stroke-color="#808080" draw:marker-start="" draw:marker-start-width="0.321cm" draw:marker-start-center="false" draw:marker-end="" draw:marker-end-width="0.321cm" draw:marker-end-center="false" draw:fill="solid" draw:fill-color="#808080" draw:gradient-step-count="0" draw:opacity="100%" draw:textarea-horizontal-align="center" draw:textarea-vertical-align="middle" fo:padding-top="0.166cm" fo:padding-bottom="0.166cm" fo:padding-left="0.289cm" fo:padding-right="0.289cm" draw:shadow="hidden" draw:shadow-offset-x="0.199cm" draw:shadow-offset-y="0.199cm" draw:shadow-color="#808080" style:run-through="foreground"/>
    </style:style>
    <style:style style:name="gr8" style:family="graphic">
      <style:graphic-properties draw:stroke="none" svg:stroke-width="0cm" svg:stroke-color="#808080" draw:marker-start="" draw:marker-start-width="0.321cm" draw:marker-start-center="false" draw:marker-end="" draw:marker-end-width="0.321cm" draw:marker-end-center="false" draw:fill="solid" draw:fill-color="#eeeeee" draw:textarea-horizontal-align="justify" draw:textarea-vertical-align="middle" fo:padding-top="0.166cm" fo:padding-bottom="0.166cm" fo:padding-left="0.289cm" fo:padding-right="0.289cm" draw:shadow="hidden" draw:shadow-offset-x="0.199cm" draw:shadow-offset-y="0.199cm" draw:shadow-color="#808080" style:run-through="foreground"/>
    </style:style>
    <style:style style:name="gr9" style:family="graphic">
      <style:graphic-properties draw:stroke="none" svg:stroke-width="0cm" svg:stroke-color="#808080" draw:marker-start="" draw:marker-start-width="0.321cm" draw:marker-start-center="false" draw:marker-end="" draw:marker-end-width="0.321cm" draw:marker-end-center="false" draw:fill="solid" draw:fill-color="#cccccc" draw:textarea-horizontal-align="justify" draw:textarea-vertical-align="middle" fo:padding-top="0.166cm" fo:padding-bottom="0.166cm" fo:padding-left="0.289cm" fo:padding-right="0.289cm" draw:shadow="hidden" draw:shadow-offset-x="0.199cm" draw:shadow-offset-y="0.199cm" draw:shadow-color="#808080" style:run-through="foreground"/>
    </style:style>
    <style:style style:name="gr10" style:family="graphic">
      <style:graphic-properties draw:stroke="none" svg:stroke-width="0cm" svg:stroke-color="#808080" draw:marker-start="" draw:marker-start-width="0.321cm" draw:marker-start-center="false" draw:marker-end="" draw:marker-end-width="0.321cm" draw:marker-end-center="false" draw:fill="solid" draw:fill-color="#b2b2b2" draw:textarea-horizontal-align="justify" draw:textarea-vertical-align="middle" fo:padding-top="0.166cm" fo:padding-bottom="0.166cm" fo:padding-left="0.289cm" fo:padding-right="0.289cm" draw:shadow="hidden" draw:shadow-offset-x="0.199cm" draw:shadow-offset-y="0.199cm" draw:shadow-color="#808080" style:run-through="foreground"/>
    </style:style>
    <style:style style:name="gr11" style:family="graphic">
      <style:graphic-properties draw:stroke="none" svg:stroke-width="0cm" svg:stroke-color="#3465a4" draw:marker-start="" draw:marker-start-width="0.199cm" draw:marker-start-center="false" draw:marker-end="" draw:marker-end-width="0.199cm" draw:marker-end-center="false" draw:fill="solid" draw:fill-color="#ffffff" draw:textarea-horizontal-align="center" draw:textarea-vertical-align="middle" fo:min-height="1.916cm"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none" svg:stroke-width="0cm" svg:stroke-color="#3465a4" draw:marker-start="" draw:marker-start-width="0.199cm" draw:marker-start-center="false" draw:marker-end="" draw:marker-end-width="0.199cm" draw:marker-end-center="false" draw:fill="solid" draw:fill-color="#002377" draw:textarea-horizontal-align="center" draw:textarea-vertical-align="middle" fo:min-height="1.916cm"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none" svg:stroke-width="0cm" svg:stroke-color="#3465a4" draw:marker-start="" draw:marker-start-width="0.199cm" draw:marker-start-center="false" draw:marker-end="" draw:marker-end-width="0.199cm" draw:marker-end-center="false" draw:fill="solid" draw:fill-color="#c1121f" draw:textarea-horizontal-align="center" draw:textarea-vertical-align="middle" fo:min-height="1.916cm"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none" svg:stroke-width="0.081cm" svg:stroke-color="#ffffff" draw:marker-start="" draw:marker-start-width="0.321cm" draw:marker-start-center="false" draw:marker-end="" draw:marker-end-width="0.321cm" draw:marker-end-center="false" svg:stroke-opacity="100%" draw:fill="solid" draw:fill-color="#ffffff" draw:opacity="100%" draw:textarea-horizontal-align="center" draw:textarea-vertical-align="middle" fo:min-height="1.15cm" fo:padding-top="0.166cm" fo:padding-bottom="0.166cm" fo:padding-left="0.289cm" fo:padding-right="0.289cm" draw:shadow="hidden" draw:shadow-offset-x="0.199cm" draw:shadow-offset-y="0.199cm" draw:shadow-color="#808080" style:run-through="foreground"/>
    </style:style>
    <style:style style:name="gr15" style:family="graphic">
      <style:graphic-properties draw:stroke="none" svg:stroke-width="0.081cm" svg:stroke-color="#ffffff" draw:marker-start="" draw:marker-start-width="0.321cm" draw:marker-start-center="false" draw:marker-end="" draw:marker-end-width="0.321cm" draw:marker-end-center="false" svg:stroke-opacity="100%" draw:fill="solid" draw:fill-color="#c1121f" draw:opacity="100%" draw:textarea-horizontal-align="center" draw:textarea-vertical-align="middle" fo:min-height="1.15cm" fo:padding-top="0.166cm" fo:padding-bottom="0.166cm" fo:padding-left="0.289cm" fo:padding-right="0.289cm" draw:shadow="hidden" draw:shadow-offset-x="0.199cm" draw:shadow-offset-y="0.199cm" draw:shadow-color="#808080" style:run-through="foreground"/>
    </style:style>
    <style:style style:name="gr16" style:family="graphic">
      <style:graphic-properties draw:stroke="none" svg:stroke-width="0.081cm" svg:stroke-color="#ffffff" draw:marker-start="" draw:marker-start-width="0.321cm" draw:marker-start-center="false" draw:marker-end="" draw:marker-end-width="0.321cm" draw:marker-end-center="false" svg:stroke-opacity="100%" draw:fill="solid" draw:fill-color="#002377" draw:opacity="100%" draw:textarea-horizontal-align="center" draw:textarea-vertical-align="middle" fo:min-height="1.15cm" fo:padding-top="0.166cm" fo:padding-bottom="0.166cm" fo:padding-left="0.289cm" fo:padding-right="0.289cm" draw:shadow="hidden" draw:shadow-offset-x="0.199cm" draw:shadow-offset-y="0.199cm" draw:shadow-color="#808080" style:run-through="foreground"/>
    </style:style>
    <style:style style:name="gr17" style:family="graphic">
      <style:graphic-properties draw:stroke="solid" svg:stroke-width="0cm" svg:stroke-color="#ffffff" draw:marker-start="" draw:marker-start-width="0.199cm" draw:marker-start-center="false" draw:marker-end="" draw:marker-end-width="0.199cm" draw:marker-end-center="false" draw:fill="solid" draw:fill-color="#002377"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none"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2.75cm" fo:min-width="2.499cm"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none" svg:stroke-width="0cm" svg:stroke-color="#3465a4" draw:marker-start="" draw:marker-start-width="0.199cm" draw:marker-start-center="false" draw:marker-end="" draw:marker-end-width="0.199cm" draw:marker-end-center="false" draw:fill="solid" draw:fill-color="#c1121f" draw:textarea-horizontal-align="justify" draw:textarea-vertical-align="middle" draw:auto-grow-height="false" fo:min-height="2.75cm" fo:min-width="2.499cm"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none" svg:stroke-width="0cm" svg:stroke-color="#ffffff" draw:marker-start="" draw:marker-start-width="0.321cm" draw:marker-start-center="false" draw:marker-end="" draw:marker-end-width="0.321cm" draw:marker-end-center="false" draw:fill="solid" draw:fill-color="#ffffff" draw:opacity="100%" draw:textarea-horizontal-align="center" draw:textarea-vertical-align="middle" fo:padding-top="0.166cm" fo:padding-bottom="0.166cm" fo:padding-left="0.289cm" fo:padding-right="0.289cm" draw:shadow="hidden" draw:shadow-offset-x="0.199cm" draw:shadow-offset-y="0.199cm" draw:shadow-color="#808080" style:run-through="foreground"/>
    </style:style>
    <style:style style:name="gr2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0.833cm" fo:padding-top="0cm" fo:padding-bottom="0cm" fo:padding-left="0cm" fo:padding-right="0cm" draw:shadow="hidden" draw:shadow-offset-x="0.199cm" draw:shadow-offset-y="0.199cm" draw:shadow-color="#808080" style:run-through="foreground"/>
      <style:paragraph-properties style:writing-mode="lr-tb"/>
    </style:style>
    <style:style style:name="gr2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1.044cm" fo:padding-top="0cm" fo:padding-bottom="0cm" fo:padding-left="0cm" fo:padding-right="0cm" draw:shadow="hidden" draw:shadow-offset-x="0.199cm" draw:shadow-offset-y="0.199cm" draw:shadow-color="#808080" style:run-through="foreground"/>
      <style:paragraph-properties style:writing-mode="lr-tb"/>
    </style:style>
    <style:style style:name="gr23"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24" style:family="graphic">
      <style:graphic-properties draw:stroke="solid" svg:stroke-width="0.028cm" svg:stroke-color="#808080" draw:marker-start="" draw:marker-start-width="0.242cm" draw:marker-start-center="false" draw:marker-end="" draw:marker-end-width="0.242cm" draw:marker-end-center="false" draw:fill="solid" draw:fill-color="#999999"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25" style:family="graphic">
      <style:graphic-properties draw:stroke="solid" svg:stroke-width="0.028cm" svg:stroke-color="#808080" draw:marker-start="" draw:marker-start-width="0.242cm" draw:marker-start-center="false" draw:marker-end="" draw:marker-end-width="0.242cm" draw:marker-end-center="false" draw:fill="gradient" draw:fill-color="#729fcf" draw:fill-gradient-name="Gradient_20_11" draw:textarea-horizontal-align="justify" draw:textarea-vertical-align="middle" draw:auto-grow-height="false" fo:min-height="1.75cm" fo:min-width="12.501cm" fo:padding-top="0.139cm" fo:padding-bottom="0.139cm" fo:padding-left="0.265cm" fo:padding-right="0.265cm" draw:shadow="hidden" draw:shadow-offset-x="0.199cm" draw:shadow-offset-y="0.199cm" draw:shadow-color="#808080" style:run-through="foreground"/>
    </style:style>
    <style:style style:name="gr2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1.55cm" fo:padding-top="0.125cm" fo:padding-bottom="0.125cm" fo:padding-left="0.25cm" fo:padding-right="0.25cm" draw:shadow="hidden" draw:shadow-offset-x="0.199cm" draw:shadow-offset-y="0.199cm" draw:shadow-color="#808080" style:run-through="foreground"/>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 text:outline-level="1"><text:span text:style-name="T15">Elliptic curve </text:span><text:span text:style-name="T16">back door</text:span><text:span text:style-name="T13"> </text:span><text:note text:id="ftn1" text:note-class="footnote"><text:note-citation>1</text:note-citation><text:note-body><text:p text:style-name="P3"><text:a xlink:type="simple" xlink:href="https://www.youtube.com/watch?v=nybVFJVXbww" text:style-name="Internet_20_link" text:visited-style-name="Visited_20_Internet_20_Link"><text:span text:style-name="T17">https://www.youtube.com/watch?v=nybVFJVXbww</text:span></text:a></text:p></text:note-body></text:note></text:h>
      <text:list text:style-name="Numbering_20_1">
        <text:list-item>
          <text:p text:style-name="P5"><text:span text:style-name="T14">Yeah, we talked about elliptic curves And how we can use them as a sort of drop-in replacement for the mathematics in things like diffie-hellman key exchange and the digital signature algorithm and so on. There's another interesting story that people are asking me to talk about which is the story of the Dual EC-DRGB or the Dual Elliptic Curve Deterministic Random Bit Generator, which is a pseudo-random generator for generating random numbers. Most of the time you do programming, you don't need something that's truly random, right. If you're writing a computer game, and you need the AI to act in a kind of unpredictable way, a normal general mathematical random number generator, but just move some bits around and produces numbers between a minimum and a maximum Should be fine For cryptography that is not the case for cryptography What you need to not be able to do is predict anything to do with what it's going to output it needs to be as Random as you can and of course the problem of computers is they aren't random? They don't operate in a random way So if I produce any mathematical function or any logic circuit that produces something that looks random the problem is it isn't actually random What a normal operating system will do is combine an Actual source of randomness so for example the decay on over radioactive isotope or my mouse clicks which are kind of random Or my typing which is sort of the pace of which is a bit odd? and It'll combine that actual randomness with something that produces a very long stream of random bits for use by Applications on a machine like these. Oh these are called cryptographic random number generators. We're not talking about the actual randomness today We're talking about the generators for generating these random bits but they used all the time if you go onto if you perform a Handshake on the Internet you're going to be generating a random number used once you're going to be generating the private part of a Different key exchange and so on so these need to be unpredictable if I can predict your private diffie-hellman key Then I can just get straight in on your conversation That's not a good thing the way Normally a random number generator like this works is a bit like this so we have some kind of state Which we'll call s and that's the current internals for our random number generator, and that is a secret now This is seeded based on real random date so for example the keyboard taps or the hard disk Latency and things like this on a computer now what we do I ask this random number generator to generate some random bits for me, and it passes this state Through a function G. Which is a one-way function like a hash function and this produces some seemingly random bits? Which I can use in my application for something secure now if I ask it to produce G of s again It's going to be the same thing the hash is always the same So what happens is at this point? We pass s through another function f of s And it comes back down here to be s plus 1 and so the state gets updated. This is in general What a random number generator will do so we seed the random number generator With something actually random and we keep doing that whenever we can, but it doesn't happen all the time And then we can update the state and we can generate Random bits as required now usually these are different functions But often hash functions of what we use the reason is because it has to be one way What we absolutely want to make sure is that I can't work out as an attacker what this state is because if I can I? Can predict the next random value you're going to be that could be your password, but you're generating on your password manager So I've seen this output. This is something you sent in the clear. Let's say a random number or something I've seen it Can I calculate what the state is well no because it to do that I have to reverse this one-way function this hash function So I can't do it. I'm stuck here That's the idea now in the early two-thousands the National Institute for Standards and technology's in the US Published a list of four new random number generators the idea being that these would be adopted by the kind of key players who are actually building these libraries like open SSL so most of these were kind of standard like like I'm Showing you here one of them was based on elliptic curves and was a little bit unusual And so it kind of piqued everyone's interest and </text:span><text:soft-page-break/><text:span text:style-name="T14">though I say peak devil and suspicion at the time this was called the dual Elliptic curve drbg which I was going to call Julie C from now on otherwise I'm going to get very tongue-tied it works very much like this using elliptic curves just to remind you when we talked about elliptic curves an elliptic curve looks a bit like this and it has a formula of the type Y squared is XQ plus a X plus B The idea is that this can be used to perform a one-way function like our hash if we have a point here P on our curve. We can produce a multiple of P Let's say here. Which is a P, and if I give you that you can't tell me? What a was right? That would be solving the elliptic curve discrete log problem very very difficult right That's all we really need to know about the mathematics for this particular one so we could replace these two one-way Functions with these elliptic curve functions this point addition and kind of get the same kind of structure going and the and the nice thing About it If it worked would be that this is kind of mathematically Provable in some sense because we know how difficult this problem is we don't know for sure what the difficulty of this hash function is Because no one's broken it yet right we all fought sha-1 with unbreakable and then what happen All right So how does Julie C work all right? So we have our two random variables on our curve right P? Thank you. It doesn't matter where they are for this example They just points on the curve, so those each have an X and a y-coordinate We have a state for a random number generator s. That is not a point on the curve It's just a number so what we do we want to use s to generate some random bits But then we also need to update the state and their state has to remain secret remember So the first thing we do is we calculate s P all right, so we're moving P around the curve s x right and that gives us our R is Just the x coordinate of this so this is going to be a point on the curve we take the x coordinate and that's our number now ah It's sort of an intermediate variable we're going to use it to generate our random bits, so we calculate our Q and we take the x value so our Q X in some sense and we scrap the first 16 bits of that we take the least significant bits of that from 16 to the end I'm using sort of Python notation. Why not write what sort of size and in bits is that number? They're going to be approximately 256 bits because they're modulo upon bits 256 bits and this particular curve now this has been our random number Right so so far so good. We've got some random bits out We then use our we pass it through P again, so we say our P. Don't doesn't so why and that? Produces our new s but by taking just VX again So what we've got is the exact same framework that I showed you at the beginning We've got a state. We update the state by moving It around the elliptic curve a bit and taking just the x coordinate But we also can output some bits in principle Which is not a terrible idea for a random number generator except for actually this is much slower than a normal hash based one by about a thousand times right which For you know for someone who really cares about security Maybe they would be able to accept that but in fact actually there are some other bigger problems with this that mean that the thousand times is really the Good part of the deal in SATs in some sense Remember that the whole point of this is that if I get this in the clear? I can't reverse to find this internal state the reason I can't do that is because first of all I don't know what our Q was and even if I did I Can't go backwards through this to find R. And then go this way right so we can't reverse that because that is a one-way function Remember just because of the elliptic curve problem if I was an attacker how might I attack this well the first thing is to notice Is for 16 bits it's not actually very many So I can brute-force through the possible our Q's quite quickly to to the 16 operations 65,000 operations even on a laptop not going to take very long so I go through and I find all the possible X's for this random data And only some of them are going to adhere properly To that elliptic curve formula where we can find an actual Y that goes with them. All right? So let's say we go from 65,000 to 10. We have 10 candidates That's a real problem, so we found that our Q fat alone Wouldn't actually be much of a problem So then the question becomes can we reverse this discrete log problem and find our way into this state Which would be a huge issue and the answer is? If these two a random no we can't do that all right if P And Q are truly random we have to brute force it we have to start with as one doesn't work ours, too Doesn't work and how many how many of those are there? 256 bits worth which is not Yeah, it gets a bit more complicated that not all point to valid on the curve and so on but is a lot of them Now what if there was a secret mathematical relationship between would that change anything? What if he was actually equal to some multiple of hue like this now it will be very difficult to prove that Because if we can't solve that problem we'd have to find that a by brute force ago </text:span><text:soft-page-break/><text:span text:style-name="T14">Or there is a relationship between the two brilliant Right we don't know but the problem was that when this standard came out It was implied that the NSA were the ones that generated these points And they did not explain how</text:span></text:p>
        </text:list-item>
        <text:list-item>
          <text:p text:style-name="P6"><text:s/>they did it you remember the video on nothing up my sleeve numbers Let's pick a number at random I don't know 24, and then did some trick with it you think well that's great but clearly 24 wasn't random There's something up the sleeve. We're not sure about it. If this is true. If there's a secret e Which we can multiply by Q to get to P, then? Here's what happens? We have our Q because we've derived it from bith here All right, we can calculate e Our secret e times our cue, it's associative so it's actually our times EQ EQ is P so we've got R Of P which is this and we've calculated the internal state? Right this should be impossible to go backwards from here to get to here. It's trivial if we know this secretly Right which is kind of worrying? What's more interesting about this It's not so much the mathematical backdoor, but could exist it's wherever it exists. No one knows and What happened when this NIST standard was announced so when it was announced? Cryptographers said well first of all this is not enough bits. You're cutting off here right. There's a slight bias in the output We don't like it. It doesn't look random enough. That's a problem. It's a thousand times slower. That's a problem All right, this didn't worry too much about this. They said it's fine. Why we're gonna put it in then in 2007 dan sumo and Niels Ferguson from Microsoft did a short talk Explaining that this backdoor could exist you know that should have killed this off straight away But the problem was but it was an agreed standard in this it was starting to be implemented in some of these libraries And that's deeply concerning. We don't know whether this exists Hypothetically it could all right But no one can find this e so how can we know but then the Snowden leaks came along? And it looks even more suspicious money was changing hands between the NSA in companies to have them install this as their star For a number generation. That's deeply suspicious and so The strong opinion should he be consensus of the cryptographic community is that this is indeed a backdoor? someone knows that a but it isn't me and But we don't know for sure, but it's a really interesting issue because There could be a backdoor But they might not now of course when you're using this you can generate your own P&amp;Q and Then it's not it hasn't got a backdoor. Well if you put it in yourself But the interesting thing was in my list standard they said you have to use this P, and Q if you don't we won't Give you a fits accreditation for being extra secure which is also suspicious So it's a really interesting read if you read the history of this People were coming up with problems. They were publishing papers saying that's not right and They were being ignored and the standard was put through anyway, which is you know very interesting? if I was on stage I Don't do magic right, but if I was on stage and I said to you let's pick a number at random I don't know 24 And then did some trick with it you think well that's great but clearly 24 wasn't mathematics to do with lines and the tangent of this curve It's actually not very complicated the point is of what we're doing is by multiplying G By both numbers or adding it to itself this point addition. We're moving around this curve</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Unicode MS" svg:font-family="'Arial Unicode MS'" style:font-family-generic="system" style:font-pitch="variable"/>
    <style:font-face style:name="Cambria" svg:font-family="Cambria" style:font-family-generic="decorative"/>
    <style:font-face style:name="Cambria1" svg:font-family="Cambria" style:font-family-generic="roman"/>
    <style:font-face style:name="Cambria2" svg:font-family="Cambria" style:font-family-generic="swiss"/>
    <style:font-face style:name="Comic Sans MS" svg:font-family="'Comic Sans MS'" style:font-adornments="Normal" style:font-family-generic="script" style:font-pitch="variable"/>
    <style:font-face style:name="Liberation Mono" svg:font-family="'Liberation Mono'" style:font-family-generic="modern" style:font-pitch="fixed"/>
    <style:font-face style:name="Liberation Sans" svg:font-family="'Liberation Sans'" style:font-family-generic="roman"/>
    <style:font-face style:name="Liberation Sans1" svg:font-family="'Liberation Sans'" style:font-family-generic="roman" style:font-pitch="variable"/>
    <style:font-face style:name="Logos CC" svg:font-family="'Logos CC'"/>
    <style:font-face style:name="Lucida Sans Unicode" svg:font-family="'Lucida Sans Unicode'" style:font-family-generic="swiss"/>
    <style:font-face style:name="Magneto" svg:font-family="Magneto" style:font-family-generic="decorative"/>
    <style:font-face style:name="Magneto1" svg:font-family="Magneto" style:font-family-generic="decorative"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 Sans" svg:font-family="'Open Sans'" style:font-family-generic="swiss"/>
    <style:font-face style:name="Open Sans1" svg:font-family="'Open Sans'" style:font-family-generic="swiss" style:font-pitch="variable"/>
    <style:font-face style:name="Open Sans2" svg:font-family="'Open Sans'" style:font-adornments="Gras" style:font-family-generic="swiss" style:font-pitch="variable"/>
    <style:font-face style:name="Open Sans3" svg:font-family="'Open Sans'" style:font-adornments="Normal" style:font-family-generic="swiss" style:font-pitch="variable"/>
    <style:font-face style:name="OpenSymbol" svg:font-family="OpenSymbol" style:font-charset="x-symbol"/>
    <style:font-face style:name="SimSun" svg:font-family="SimSun" style:font-family-generic="system" style:font-pitch="variable"/>
    <style:font-face style:name="Source Code Pro" svg:font-family="'Source Code Pro'" style:font-adornments="Normal" style:font-family-generic="modern" style:font-pitch="fixed"/>
  </office:font-face-decls>
  <office:styles>
    <draw:gradient draw:name="Gradient_20_11" draw:display-name="Gradient 11" draw:style="axial" draw:start-color="#ffffff" draw:end-color="#b2b2b2" draw:start-intensity="100%" draw:end-intensity="100%" draw:angle="0deg" draw:border="0%"/>
    <draw:gradient draw:name="Gradient_20_8" draw:display-name="Gradient 8" draw:style="axial" draw:start-color="#ffffff" draw:end-color="#999999" draw:start-intensity="100%" draw:end-intensity="100%" draw:angle="0deg"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mbria1" fo:font-size="11pt" fo:language="fr" fo:country="FR"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Cambria1" fo:font-size="11pt" fo:language="fr" fo:country="FR"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fo:font-size="12pt" fo:language="en" fo:country="US"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ucida Sans Unicode" fo:font-family="'Lucida Sans Unicode'" style:font-family-generic="swiss" fo:font-size="12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list-style-name="Numbering_20_1" style:class="text" style:master-page-name="">
      <style:paragraph-properties fo:margin-left="0.801cm" fo:margin-right="6.001cm" fo:margin-top="0cm" fo:margin-bottom="0.15cm" style:contextual-spacing="false" fo:line-height="110%" fo:orphans="2" fo:widows="2" fo:text-indent="-0.801cm" style:auto-text-indent="false" style:page-number="auto" style:writing-mode="page">
        <style:tab-stops/>
      </style:paragraph-properties>
      <style:text-properties fo:font-size="11pt" fo:language="en" fo:country="GB" style:font-size-asian="10.5pt"/>
    </style:style>
    <style:style style:name="List" style:family="paragraph" style:parent-style-name="Text_20_body" style:class="list">
      <style:text-properties style:font-name="Cambria1" fo:font-family="Cambria" style:font-family-generic="roman"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style:font-name="Lucida Sans Unicode" fo:font-family="'Lucida Sans Unicode'" style:font-family-generic="swiss" fo:font-size="10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ambria1" fo:font-family="Cambria" style:font-family-generic="roman"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801cm" fo:margin-right="0cm" fo:margin-top="0.423cm" fo:margin-bottom="0.212cm" style:contextual-spacing="false" fo:text-align="start" style:justify-single-word="false" fo:text-indent="0cm" style:auto-text-indent="false" style:writing-mode="page"/>
      <style:text-properties style:font-name="Open Sans2" fo:font-family="'Open Sans'" style:font-style-name="Gras" style:font-family-generic="swiss"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 style:family="paragraph" style:parent-style-name="Caption" style:class="extra"/>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ignature" style:family="paragraph" style:parent-style-name="Standard" style:class="text">
      <style:paragraph-properties text:number-lines="false" text:line-number="0"/>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5_20_Cont." style:display-name="List 5 Cont." style:family="paragraph" style:parent-style-name="List" style:class="list">
      <style:paragraph-properties fo:margin-left="3.175cm" fo:margin-right="0cm" fo:margin-top="0cm" fo:margin-bottom="0.212cm" style:contextual-spacing="false" fo:text-indent="0cm" style:auto-text-indent="false"/>
    </style:style>
    <style:style style:name="List_20_5_20_End" style:display-name="List 5 End" style:family="paragraph" style:parent-style-name="List" style:next-style-name="List_20_5" style:class="list">
      <style:paragraph-properties fo:margin-left="3.175cm" fo:margin-right="0cm" fo:margin-top="0cm" fo:margin-bottom="0.423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List_20_5_20_Start" style:display-name="List 5 Start" style:family="paragraph"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style:parent-style-name="List" style:next-style-name="List_20_4" style:class="list">
      <style:paragraph-properties fo:margin-left="2.54cm" fo:margin-right="0cm" fo:margin-top="0cm" fo:margin-bottom="0.423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style:parent-style-name="List" style:next-style-name="List_20_4" style:class="list">
      <style:paragraph-properties fo:margin-left="2.54cm" fo:margin-right="0cm" fo:margin-top="0.423cm" fo:margin-bottom="0.212cm" style: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style:contextual-spacing="false" fo:text-indent="0cm" style:auto-text-indent="false"/>
    </style:style>
    <style:style style:name="List_20_3_20_End" style:display-name="List 3 End" style:family="paragraph" style:parent-style-name="List" style:next-style-name="List_20_3" style:class="list">
      <style:paragraph-properties fo:margin-left="1.905cm" fo:margin-right="0cm" fo:margin-top="0cm" fo:margin-bottom="0.423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3_20_Start" style:display-name="List 3 Start" style:family="paragraph"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List_20_2_20_Start" style:display-name="List 2 Start" style:family="paragraph" style:parent-style-name="List" style:next-style-name="List_20_2" style:class="list">
      <style:paragraph-properties fo:margin-left="1.27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2_20_End" style:display-name="List 2 End" style:family="paragraph" style:parent-style-name="List" style:next-style-name="List_20_2" style:class="list">
      <style:paragraph-properties fo:margin-left="1.27cm" fo:margin-right="0cm" fo:margin-top="0cm" fo:margin-bottom="0.423cm" style: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style:contextual-spacing="false"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padding-left="0.199cm" fo:padding-right="0.199cm" fo:padding-top="0.049cm" fo:padding-bottom="0.049cm" fo:border="0.99pt solid #a6a6a6" style:shadow="none" text:number-lines="false" text:line-number="0" style:writing-mode="page">
        <style:tab-stops>
          <style:tab-stop style:position="8.5cm" style:type="center"/>
          <style:tab-stop style:position="17cm" style:type="right"/>
        </style:tab-stops>
      </style:paragraph-properties>
      <style:text-properties fo:color="#7e7e7e" loext:opacity="100%" style:font-name="Open Sans3" fo:font-family="'Open Sans'" style:font-style-name="Normal" style:font-family-generic="swiss" style:font-pitch="variable" fo:font-size="9pt" fo:text-shadow="none" style:font-size-asian="10.5pt"/>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5_20_Cont." style:display-name="Numbering 5 Cont." style:family="paragraph" style:parent-style-name="List" style:class="list">
      <style:paragraph-properties fo:margin-left="3.175cm" fo:margin-right="0cm" fo:margin-top="0cm" fo:margin-bottom="0.212cm" style: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style: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style:contextual-spacing="false" fo:text-indent="0cm" style:auto-text-indent="false"/>
    </style:style>
    <style:style style:name="Numbering_20_3_20_End" style:display-name="Numbering 3 End" style:family="paragraph" style:parent-style-name="List" style:next-style-name="Numbering_20_3" style:class="list">
      <style:paragraph-properties fo:margin-left="1.905cm" fo:margin-right="0cm" fo:margin-top="0cm" fo:margin-bottom="0.423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3_20_Cont." style:display-name="Numbering 3 Cont." style:family="paragraph" style:parent-style-name="List" style:class="list">
      <style:paragraph-properties fo:margin-left="1.905cm" fo:margin-right="0cm" fo:margin-top="0cm" fo:margin-bottom="0.212cm" style:contextual-spacing="false" fo:text-indent="0cm" style:auto-text-indent="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Numbering_20_3_20_Start" style:display-name="Numbering 3 Start" style:family="paragraph" style:parent-style-name="List" style:next-style-name="Numbering_20_3" style:class="list">
      <style:paragraph-properties fo:margin-left="1.905cm" fo:margin-right="0cm" fo:margin-top="0.423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2_20_Start" style:display-name="Numbering 2 Start" style:family="paragraph"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2_20_End" style:display-name="Numbering 2 End" style:family="paragraph" style:parent-style-name="List" style:next-style-name="Numbering_20_2" style:class="list">
      <style:paragraph-properties fo:margin-left="1.27cm" fo:margin-right="0cm" fo:margin-top="0cm" fo:margin-bottom="0.423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Marginalia" style:family="paragraph" style:parent-style-name="Text_20_body" style:class="text">
      <style:paragraph-properties fo:margin-left="4.001cm" fo:margin-right="0cm" fo:text-indent="0cm" style:auto-text-indent="false"/>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Salutation" style:family="paragraph" style:parent-style-name="Standard" style:class="text">
      <style:paragraph-properties text:number-lines="false" text:line-number="0"/>
    </style:style>
    <style:style style:name="Illustration" style:family="paragraph" style:parent-style-name="Caption"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Addressee" style:family="paragraph" style:parent-style-name="Standard" style:class="extra">
      <style:paragraph-properties fo:margin-top="0cm" fo:margin-bottom="0.106cm" style:contextual-spacing="false" text:number-lines="false" text:line-number="0"/>
    </style:style>
    <style:style style:name="Drawing"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Drop_20_Caps" style:display-name="Drop Cap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style style:name="Line_20_numbering" style:display-name="Line numbering"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Rubies" style:family="text">
      <style:text-properties fo:font-size="6pt" style:text-underline-style="none" style:font-size-asian="6pt" style:font-size-complex="6pt" style:text-emphasize="none"/>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Placeholder" style:family="text">
      <style:text-properties fo:font-variant="small-caps" fo:color="#008080" loext:opacity="100%" style:text-underline-style="dotted" style:text-underline-width="auto" style:text-underline-color="font-color"/>
    </style:style>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semantique" style:family="text">
      <style:text-properties fo:font-size="10pt" fo:font-style="italic" style:font-size-asian="10.5pt"/>
    </style:style>
    <style:style style:name="traduction" style:family="text">
      <style:text-properties fo:color="#cc0000" loext:opacity="100%" style:font-name="Comic Sans MS" fo:font-family="'Comic Sans MS'" style:font-style-name="Normal" style:font-family-generic="script" style:font-pitch="variable" fo:font-size="9pt" style:font-size-asian="10.5pt" text:display="none"/>
    </style:style>
    <style:style style:name="Footnote_20_Symbol" style:display-name="Footnote Symbol" style:family="text"/>
    <style:style style:name="Footnote_20_anchor" style:display-name="Footnote anchor" style:family="text">
      <style:text-properties style:text-position="super 58%"/>
    </style:style>
    <style:style style:name="mot-clef" style:family="text">
      <style:text-properties fo:language="en" fo:country="US" fo:font-style="italic" fo:font-weight="bold" style:font-size-asian="10.5pt"/>
    </style:style>
    <style:style style:name="Numbering_20_Symbols" style:display-name="Numbering Symbols" style:family="text">
      <style:text-properties fo:color="#7e7e7e" loext:opacity="100%" style:font-size-asian="10.5pt"/>
    </style:style>
    <style:style style:name="code" style:family="text">
      <style:text-properties style:font-name="Source Code Pro" fo:font-family="'Source Code Pro'" style:font-style-name="Normal" style:font-family-generic="modern" style:font-pitch="fixed" fo:language="zxx" fo:country="none" fo:font-weight="normal" style:font-size-asian="10.5pt"/>
    </style:style>
    <style:style style:name="Strong_20_Emphasis" style:display-name="Strong Emphasis" style:family="text">
      <style:text-properties fo:font-weight="bold" style:font-weight-asian="bold" style:font-weight-complex="bold"/>
    </style:style>
    <style:style style:name="sigle" style:family="text">
      <style:text-properties fo:font-variant="small-caps" fo:font-size="11pt" fo:language="zxx" fo:country="none" officeooo:rsid="008f2f21" style:font-size-asian="11pt" style:font-size-complex="11pt"/>
    </style:style>
    <style:style style:name="anglais" style:family="text">
      <style:text-properties fo:language="en" fo:country="GB" style:font-size-asian="10.5pt"/>
    </style:style>
    <style:style style:name="Graphics" style:family="graphic">
      <style:graphic-properties text:anchor-type="paragraph" svg:x="0cm" svg:y="0cm" fo:margin-left="0.3cm" fo:margin-right="0cm" style:wrap="left"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Bullet_20_Symbols" loext:num-list-format="%1%" text:bullet-char="">
        <style:list-level-properties text:list-level-position-and-space-mode="label-alignment">
          <style:list-level-label-alignment text:label-followed-by="listtab" text:list-tab-stop-position="1cm" fo:text-indent="-0.4cm" fo:margin-left="1cm"/>
        </style:list-level-properties>
        <style:text-properties fo:font-family="OpenSymbol" style:font-style-name="Regular"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1.199cm" fo:text-indent="-0.399cm" fo:margin-left="1.199cm"/>
        </style:list-level-properties>
        <style:text-properties fo:font-family="OpenSymbol" style:font-style-name="Regular"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499cm" fo:text-indent="-0.399cm" fo:margin-left="1.499cm"/>
        </style:list-level-properties>
        <style:text-properties fo:font-family="OpenSymbol" style:font-style-name="Regular"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499cm" fo:text-indent="-0.399cm" fo:margin-left="1.499cm"/>
        </style:list-level-properties>
        <style:text-properties fo:font-family="OpenSymbol" style:font-style-name="Regular"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99cm" fo:margin-left="1.499cm"/>
        </style:list-level-properties>
        <style:text-properties fo:font-family="OpenSymbol" style:font-style-name="Regular"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499cm" fo:text-indent="-0.399cm" fo:margin-left="1.499cm"/>
        </style:list-level-properties>
        <style:text-properties fo:font-family="OpenSymbol" style:font-style-name="Regular"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499cm" fo:text-indent="-0.399cm" fo:margin-left="1.499cm"/>
        </style:list-level-properties>
        <style:text-properties fo:font-family="OpenSymbol" style:font-style-name="Regular"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499cm" fo:text-indent="-0.399cm" fo:margin-left="1.499cm"/>
        </style:list-level-properties>
        <style:text-properties fo:font-family="OpenSymbol" style:font-style-name="Regular"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99cm" fo:text-indent="-0.399cm" fo:margin-left="1.499cm"/>
        </style:list-level-properties>
        <style:text-properties fo:font-family="OpenSymbol" style:font-style-name="Regular"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499cm" fo:text-indent="-0.399cm" fo:margin-left="1.499cm"/>
        </style:list-level-properties>
        <style:text-properties fo:font-family="OpenSymbol" style:font-style-name="Regular" style:font-charset="x-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801cm" fo:text-indent="-0.801cm" fo:margin-left="0.80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01cm" fo:text-indent="-0.801cm" fo:margin-left="0.80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0.801cm" fo:text-indent="-0.801cm" fo:margin-left="0.80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0.801cm" fo:text-indent="-0.801cm" fo:margin-left="0.80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0.801cm" fo:text-indent="-0.801cm" fo:margin-left="0.801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0.801cm" fo:text-indent="-0.801cm" fo:margin-left="0.80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0.801cm" fo:text-indent="-0.801cm" fo:margin-left="0.8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0.801cm" fo:text-indent="-0.801cm" fo:margin-left="0.80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0.801cm" fo:text-indent="-0.801cm" fo:margin-left="0.8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loext:graphic-properties draw:fill="gradient" draw:fill-color="#729fcf" draw:fill-gradient-name="Gradient_20_11"/>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MP2" style:family="paragraph">
      <loext:graphic-properties draw:fill="solid" draw:fill-color="#999999"/>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MP3" style:family="paragraph">
      <loext:graphic-properties draw:fill="solid" draw:fill-color="#808080" draw:opacity="100%"/>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MP4" style:family="paragraph">
      <loext:graphic-properties draw:fill="gradient" draw:fill-color="#729fcf" draw:fill-gradient-name="Gradient_20_8" draw:gradient-step-count="0"/>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MP5" style:family="paragraph">
      <loext:graphic-properties draw:fill="solid" draw:fill-color="#808080" draw:gradient-step-count="0" draw:opacity="100%"/>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MP6" style:family="paragraph">
      <loext:graphic-properties draw:fill="solid" draw:fill-color="#eeeeee"/>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MP7" style:family="paragraph">
      <loext:graphic-properties draw:fill="solid" draw:fill-color="#cccccc"/>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MP8" style:family="paragraph">
      <loext:graphic-properties draw:fill="solid" draw:fill-color="#b2b2b2"/>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MP9" style:family="paragraph">
      <loext:graphic-properties draw:fill="solid" draw:fill-color="#ffffff"/>
      <style:paragraph-properties fo:margin-left="0cm" fo:margin-right="0cm" fo:margin-top="0cm" fo:margin-bottom="0cm" fo:line-height="115%"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MP10" style:family="paragraph">
      <loext:graphic-properties draw:fill="solid" draw:fill-color="#002377"/>
      <style:paragraph-properties fo:margin-left="0cm" fo:margin-right="0cm" fo:margin-top="0cm" fo:margin-bottom="0cm" fo:line-height="115%"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MP11" style:family="paragraph">
      <loext:graphic-properties draw:fill="solid" draw:fill-color="#c1121f"/>
      <style:paragraph-properties fo:margin-left="0cm" fo:margin-right="0cm" fo:margin-top="0cm" fo:margin-bottom="0cm" fo:line-height="115%"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MP12" style:family="paragraph">
      <loext:graphic-properties draw:fill="solid" draw:fill-color="#ffffff" draw:opacity="100%"/>
      <style:paragraph-properties fo:margin-left="0cm" fo:margin-right="0cm" fo:margin-top="0cm" fo:margin-bottom="0cm" fo:line-height="115%"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MP13" style:family="paragraph">
      <loext:graphic-properties draw:fill="solid" draw:fill-color="#c1121f" draw:opacity="100%"/>
      <style:paragraph-properties fo:margin-left="0cm" fo:margin-right="0cm" fo:margin-top="0cm" fo:margin-bottom="0cm" fo:line-height="115%"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MP14" style:family="paragraph">
      <loext:graphic-properties draw:fill="solid" draw:fill-color="#002377" draw:opacity="100%"/>
      <style:paragraph-properties fo:margin-left="0cm" fo:margin-right="0cm" fo:margin-top="0cm" fo:margin-bottom="0cm" fo:line-height="115%"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MP15" style:family="paragraph">
      <loext:graphic-properties draw:fill="solid" draw:fill-color="#002377"/>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MP16"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MP17" style:family="paragraph">
      <loext:graphic-properties draw:fill="solid" draw:fill-color="#c1121f"/>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MP18" style:family="paragraph">
      <loext:graphic-properties draw:fill="solid" draw:fill-color="#ffffff" draw:opacity="100%"/>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MP19" style:family="paragraph">
      <style:paragraph-properties fo:margin-left="0cm" fo:margin-right="0cm" fo:margin-top="0cm" fo:margin-bottom="0cm" fo:line-height="100%" fo:text-align="start" fo:text-indent="0cm" style:writing-mode="lr-tb"/>
    </style:style>
    <style:style style:name="MP20" style:family="paragraph">
      <loext:graphic-properties draw:fill="none" draw:fill-color="#ffffff"/>
      <style:paragraph-properties fo:margin-left="0cm" fo:margin-right="0cm" fo:margin-top="0cm" fo:margin-bottom="0cm" fo:line-height="100%" fo:text-align="start" fo:text-indent="0cm" style:writing-mode="lr-tb"/>
      <style:text-properties fo:font-variant="normal" fo:text-transform="none" style:use-window-font-color="true" loext:opacity="0%" loext:color-lum-mod="100%" loext:color-lum-off="0%" style:text-outline="false" style:text-line-through-style="none" style:text-line-through-type="none" style:font-name="Magneto1" fo:font-size="12pt" fo:language="en" fo:country="US" fo:font-style="normal" fo:text-shadow="none" style:text-underline-style="none" fo:font-weight="normal" style:letter-kerning="true" style:font-name-asian="Microsoft YaHei" style:font-size-asian="12pt" style:font-style-asian="normal" style:font-weight-asian="normal" style:font-name-complex="Arial Unicode MS" style:font-size-complex="12pt" style:font-style-complex="normal" style:font-weight-complex="normal" style:text-emphasize="none" style:font-relief="none" style:text-overline-style="none" style:text-overline-color="font-color"/>
    </style:style>
    <style:style style:name="MP21" style:family="paragraph">
      <style:paragraph-properties fo:margin-left="0cm" fo:margin-right="0cm" fo:margin-top="0cm" fo:margin-bottom="0cm" fo:line-height="100%" fo:text-align="end" fo:text-indent="0cm" style:writing-mode="lr-tb"/>
    </style:style>
    <style:style style:name="MP22" style:family="paragraph">
      <loext:graphic-properties draw:fill="none" draw:fill-color="#ffffff"/>
      <style:paragraph-properties fo:margin-left="0cm" fo:margin-right="0cm" fo:margin-top="0cm" fo:margin-bottom="0cm" fo:line-height="100%" fo:text-align="end" fo:text-indent="0cm" style:writing-mode="lr-tb"/>
      <style:text-properties fo:font-variant="normal" fo:text-transform="none" style:use-window-font-color="true" loext:opacity="0%" loext:color-lum-mod="100%" loext:color-lum-off="0%" style:text-outline="false" style:text-line-through-style="none" style:text-line-through-type="none" style:font-name="Liberation Sans1" fo:font-size="11pt" fo:font-style="normal" fo:text-shadow="none" style:text-underline-style="none" fo:font-weight="bold" style:letter-kerning="true" style:font-name-asian="Microsoft YaHei" style:font-size-asian="11pt" style:font-style-asian="normal" style:font-weight-asian="bold" style:font-name-complex="Arial Unicode MS" style:font-size-complex="11pt" style:font-style-complex="normal" style:font-weight-complex="bold" style:text-emphasize="none" style:font-relief="none" style:text-overline-style="none" style:text-overline-color="font-color"/>
    </style:style>
    <style:style style:name="MP23"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MP24" style:family="paragraph" style:parent-style-name="Footer">
      <style:paragraph-properties>
        <style:tab-stops>
          <style:tab-stop style:position="18.3cm" style:type="right"/>
        </style:tab-stops>
      </style:paragraph-properties>
      <style:text-properties officeooo:rsid="0079edda" officeooo:paragraph-rsid="01028a8c"/>
    </style:style>
    <style:style style:name="MP25" style:family="paragraph">
      <style:paragraph-properties fo:margin-left="0cm" fo:margin-right="0cm" fo:margin-top="0cm" fo:margin-bottom="0cm" fo:line-height="100%" fo:text-align="center" fo:text-indent="0cm" style:writing-mode="lr-tb"/>
    </style:style>
    <style:style style:name="MP26" style:family="paragraph">
      <loext:graphic-properties draw:fill="none" draw:fill-color="#ffffff"/>
      <style:paragraph-properties fo:margin-left="0cm" fo:margin-right="0cm" fo:margin-top="0cm" fo:margin-bottom="0cm" fo:line-height="100%" fo:text-align="center" fo:text-indent="0cm" style:writing-mode="lr-tb"/>
      <style:text-properties fo:font-variant="normal" fo:text-transform="none" style:use-window-font-color="true" loext:opacity="0%" loext:color-lum-mod="100%" loext:color-lum-off="0%" style:text-outline="false" style:text-line-through-style="none" style:text-line-through-type="none" style:font-name="Magneto1" fo:font-size="20pt" fo:language="en" fo:country="US" fo:font-style="normal" fo:text-shadow="none" style:text-underline-style="none" fo:font-weight="normal" style:letter-kerning="true" style:font-name-asian="Microsoft YaHei" style:font-size-asian="20pt" style:font-style-asian="normal" style:font-weight-asian="normal" style:font-name-complex="Arial Unicode MS" style:font-size-complex="20pt" style:font-style-complex="normal" style:font-weight-complex="normal" style:text-emphasize="none" style:font-relief="none" style:text-overline-style="none" style:text-overline-color="font-color"/>
    </style:style>
    <style:style style:name="MP27" style:family="paragraph" style:parent-style-name="Footer">
      <style:paragraph-properties>
        <style:tab-stops>
          <style:tab-stop style:position="12.391cm" style:type="center"/>
          <style:tab-stop style:position="18.3cm" style:type="right"/>
        </style:tab-stops>
      </style:paragraph-properties>
      <style:text-properties officeooo:paragraph-rsid="01028a8c"/>
    </style:style>
    <style:style style:name="MT1" style:family="text">
      <style:text-properties fo:font-variant="normal" fo:text-transform="none" style:use-window-font-color="true" loext:opacity="0%" style:text-outline="false" style:text-line-through-style="none" style:text-line-through-type="none" style:font-name="Magneto1" fo:font-size="12pt" fo:language="en" fo:country="US" fo:font-style="normal" fo:text-shadow="none" style:text-underline-style="none" fo:font-weight="normal" style:letter-kerning="true" style:font-name-asian="Microsoft YaHei" style:font-size-asian="12pt" style:font-style-asian="normal" style:font-weight-asian="normal" style:font-name-complex="Arial Unicode MS" style:font-size-complex="12pt" style:font-style-complex="normal" style:font-weight-complex="normal" style:text-emphasize="none" style:font-relief="none" style:text-overline-style="none" style:text-overline-color="font-color"/>
    </style:style>
    <style:style style:name="MT2" style:family="text">
      <style:text-properties fo:font-variant="normal" fo:text-transform="none" style:use-window-font-color="true" loext:opacity="0%" style:text-outline="false" style:text-line-through-style="none" style:text-line-through-type="none" style:font-name="Open Sans1" fo:font-size="10pt" fo:language="en" fo:country="GB" fo:font-style="normal" fo:text-shadow="none" style:text-underline-style="none" fo:font-weight="bold" style:letter-kerning="true" style:font-name-asian="Microsoft YaHei" style:font-size-asian="10pt" style:font-style-asian="normal" style:font-weight-asian="bold" style:font-name-complex="Arial Unicode MS" style:font-size-complex="10pt" style:font-style-complex="normal" style:font-weight-complex="bold" style:text-emphasize="none" style:font-relief="none" style:text-overline-style="none" style:text-overline-color="font-color"/>
    </style:style>
    <style:style style:name="MT3" style:family="text">
      <style:text-properties style:font-name="Logos CC" fo:font-size="10pt" officeooo:rsid="0276de85" style:font-name-asian="Logos CC" style:font-size-asian="10pt" style:font-name-complex="Logos CC" style:font-size-complex="10pt"/>
    </style:style>
    <style:style style:name="MT4" style:family="text">
      <style:text-properties fo:font-variant="normal" fo:text-transform="none" style:use-window-font-color="true" loext:opacity="0%" style:text-outline="false" style:text-line-through-style="none" style:text-line-through-type="none" style:font-name="Magneto1" fo:font-size="20pt" fo:language="en" fo:country="US" fo:font-style="normal" fo:text-shadow="none" style:text-underline-style="none" fo:font-weight="normal" style:letter-kerning="true" style:font-name-asian="Microsoft YaHei" style:font-size-asian="20pt" style:font-style-asian="normal" style:font-weight-asian="normal" style:font-name-complex="Arial Unicode MS" style:font-size-complex="20pt" style:font-style-complex="normal" style:font-weight-complex="normal" style:text-emphasize="none" style:font-relief="none" style:text-overline-style="none" style:text-overline-color="font-color"/>
    </style:style>
    <style:style style:name="MT5" style:family="text">
      <style:text-properties officeooo:rsid="0079edda"/>
    </style:style>
    <style:style style:name="MT6" style:family="text">
      <style:text-properties fo:font-variant="small-caps" fo:language="zxx" fo:country="none" officeooo:rsid="0079edda" style:font-size-asian="10.5pt"/>
    </style:style>
    <style:style style:name="MT7" style:family="text">
      <style:text-properties fo:font-variant="small-caps" fo:color="#7e7e7e" loext:opacity="100%" style:font-name="Open Sans3" fo:font-size="9pt" fo:language="zxx" fo:country="none" fo:text-shadow="none" officeooo:rsid="00b40a88" style:font-size-asian="10.5pt"/>
    </style:style>
    <style:style style:name="MT8" style:family="text">
      <style:text-properties officeooo:rsid="00b40a88"/>
    </style:style>
    <style:style style:name="MT9" style:family="text">
      <style:text-properties officeooo:rsid="012506d3"/>
    </style:style>
    <style:style style:name="MT10" style:family="text">
      <style:text-properties fo:color="#7e7e7e" loext:opacity="100%" style:font-name="Open Sans3" fo:font-size="9pt" fo:language="en" fo:country="US" fo:text-shadow="none" officeooo:rsid="011c56a2" style:font-size-asian="10.5pt"/>
    </style:style>
    <style:style style:name="MT11" style:family="text">
      <style:text-properties fo:color="#7e7e7e" loext:opacity="100%" style:font-name="Open Sans3" fo:font-size="9pt" fo:language="en" fo:country="US" fo:text-shadow="none" officeooo:rsid="011f4518" style:font-size-asian="10.5pt"/>
    </style:style>
    <style:style style:name="MT12" style:family="text">
      <style:text-properties fo:color="#7e7e7e" loext:opacity="100%" style:text-position="super 58%" style:font-name="Open Sans3" fo:font-size="9pt" fo:language="en" fo:country="US" fo:text-shadow="none" officeooo:rsid="00e941c2" style:font-size-asian="10.5pt"/>
    </style:style>
    <style:style style:name="MT13" style:family="text">
      <style:text-properties officeooo:rsid="00d98ef6"/>
    </style:style>
    <style:style style:name="MT14" style:family="text">
      <style:text-properties fo:color="#7e7e7e" loext:opacity="100%" style:font-name="Open Sans3" fo:font-size="9pt" fo:language="en" fo:country="US" fo:text-shadow="none" officeooo:rsid="0079edda" style:font-size-asian="10.5pt"/>
    </style:style>
    <style:style style:name="MT15" style:family="text">
      <style:text-properties fo:color="#7e7e7e" loext:opacity="100%" style:font-name="Open Sans3" fo:font-size="9pt" fo:language="en" fo:country="US" fo:text-shadow="none" officeooo:rsid="011ef22a" style:font-size-asian="10.5pt"/>
    </style:style>
    <style:style style:name="Mgr1"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style:run-through="foreground"/>
    </style:style>
    <style:style style:name="Mgr3" style:family="graphic">
      <style:graphic-properties draw:stroke="solid" svg:stroke-width="0.018cm" svg:stroke-color="#808080" draw:marker-start="" draw:marker-start-width="0.228cm" draw:marker-start-center="false" draw:marker-end="" draw:marker-end-width="0.228cm" draw:marker-end-center="false" draw:fill="gradient" draw:fill-color="#729fcf" draw:fill-gradient-name="Gradient_20_11" draw:textarea-horizontal-align="justify" draw:textarea-vertical-align="middle" draw:auto-grow-height="false" fo:min-height="1.75cm" fo:min-width="12.501cm" fo:padding-top="0.134cm" fo:padding-bottom="0.134cm" fo:padding-left="0.259cm" fo:padding-right="0.259cm" draw:shadow="hidden" draw:shadow-offset-x="0.199cm" draw:shadow-offset-y="0.199cm" draw:shadow-color="#808080" style:run-through="foreground"/>
    </style:style>
    <style:style style:name="Mgr4" style:family="graphic">
      <style:graphic-properties draw:stroke="none" svg:stroke-width="0cm" svg:stroke-color="#808080" draw:marker-start="" draw:marker-start-width="0.321cm" draw:marker-start-center="false" draw:marker-end="" draw:marker-end-width="0.321cm" draw:marker-end-center="false" draw:fill="solid" draw:fill-color="#999999" draw:textarea-horizontal-align="justify" draw:textarea-vertical-align="middle" fo:padding-top="0.166cm" fo:padding-bottom="0.166cm" fo:padding-left="0.289cm" fo:padding-right="0.289cm" draw:shadow="hidden" draw:shadow-offset-x="0.199cm" draw:shadow-offset-y="0.199cm" draw:shadow-color="#808080" style:run-through="foreground"/>
    </style:style>
    <style:style style:name="Mgr5" style:family="graphic">
      <style:graphic-properties draw:stroke="none" svg:stroke-width="0cm" svg:stroke-color="#808080" draw:marker-start="" draw:marker-start-width="0.321cm" draw:marker-start-center="false" draw:marker-end="" draw:marker-end-width="0.321cm" draw:marker-end-center="false" draw:fill="solid" draw:fill-color="#808080" draw:opacity="100%" draw:textarea-horizontal-align="center" draw:textarea-vertical-align="middle" fo:padding-top="0.166cm" fo:padding-bottom="0.166cm" fo:padding-left="0.289cm" fo:padding-right="0.289cm" draw:shadow="hidden" draw:shadow-offset-x="0.199cm" draw:shadow-offset-y="0.199cm" draw:shadow-color="#808080" style:run-through="foreground"/>
    </style:style>
    <style:style style:name="Mgr6" style:family="graphic">
      <style:graphic-properties draw:stroke="none" svg:stroke-width="0cm" svg:stroke-color="#808080" draw:marker-start="" draw:marker-start-width="0.321cm" draw:marker-start-center="false" draw:marker-end="" draw:marker-end-width="0.321cm" draw:marker-end-center="false" draw:fill="gradient" draw:fill-color="#729fcf" draw:fill-gradient-name="Gradient_20_8" draw:gradient-step-count="0" draw:textarea-horizontal-align="justify" draw:textarea-vertical-align="middle" fo:padding-top="0.166cm" fo:padding-bottom="0.166cm" fo:padding-left="0.289cm" fo:padding-right="0.289cm" draw:shadow="hidden" draw:shadow-offset-x="0.199cm" draw:shadow-offset-y="0.199cm" draw:shadow-color="#808080" style:run-through="foreground"/>
    </style:style>
    <style:style style:name="Mgr7" style:family="graphic">
      <style:graphic-properties draw:stroke="none" svg:stroke-width="0cm" svg:stroke-color="#808080" draw:marker-start="" draw:marker-start-width="0.321cm" draw:marker-start-center="false" draw:marker-end="" draw:marker-end-width="0.321cm" draw:marker-end-center="false" draw:fill="solid" draw:fill-color="#808080" draw:gradient-step-count="0" draw:opacity="100%" draw:textarea-horizontal-align="center" draw:textarea-vertical-align="middle" fo:padding-top="0.166cm" fo:padding-bottom="0.166cm" fo:padding-left="0.289cm" fo:padding-right="0.289cm" draw:shadow="hidden" draw:shadow-offset-x="0.199cm" draw:shadow-offset-y="0.199cm" draw:shadow-color="#808080" style:run-through="foreground"/>
    </style:style>
    <style:style style:name="Mgr8" style:family="graphic">
      <style:graphic-properties draw:stroke="none" svg:stroke-width="0cm" svg:stroke-color="#808080" draw:marker-start="" draw:marker-start-width="0.321cm" draw:marker-start-center="false" draw:marker-end="" draw:marker-end-width="0.321cm" draw:marker-end-center="false" draw:fill="solid" draw:fill-color="#eeeeee" draw:textarea-horizontal-align="justify" draw:textarea-vertical-align="middle" fo:padding-top="0.166cm" fo:padding-bottom="0.166cm" fo:padding-left="0.289cm" fo:padding-right="0.289cm" draw:shadow="hidden" draw:shadow-offset-x="0.199cm" draw:shadow-offset-y="0.199cm" draw:shadow-color="#808080" style:run-through="foreground"/>
    </style:style>
    <style:style style:name="Mgr9" style:family="graphic">
      <style:graphic-properties draw:stroke="none" svg:stroke-width="0cm" svg:stroke-color="#808080" draw:marker-start="" draw:marker-start-width="0.321cm" draw:marker-start-center="false" draw:marker-end="" draw:marker-end-width="0.321cm" draw:marker-end-center="false" draw:fill="solid" draw:fill-color="#cccccc" draw:textarea-horizontal-align="justify" draw:textarea-vertical-align="middle" fo:padding-top="0.166cm" fo:padding-bottom="0.166cm" fo:padding-left="0.289cm" fo:padding-right="0.289cm" draw:shadow="hidden" draw:shadow-offset-x="0.199cm" draw:shadow-offset-y="0.199cm" draw:shadow-color="#808080" style:run-through="foreground"/>
    </style:style>
    <style:style style:name="Mgr10" style:family="graphic">
      <style:graphic-properties draw:stroke="none" svg:stroke-width="0cm" svg:stroke-color="#808080" draw:marker-start="" draw:marker-start-width="0.321cm" draw:marker-start-center="false" draw:marker-end="" draw:marker-end-width="0.321cm" draw:marker-end-center="false" draw:fill="solid" draw:fill-color="#b2b2b2" draw:textarea-horizontal-align="justify" draw:textarea-vertical-align="middle" fo:padding-top="0.166cm" fo:padding-bottom="0.166cm" fo:padding-left="0.289cm" fo:padding-right="0.289cm" draw:shadow="hidden" draw:shadow-offset-x="0.199cm" draw:shadow-offset-y="0.199cm" draw:shadow-color="#808080" style:run-through="foreground"/>
    </style:style>
    <style:style style:name="Mgr11" style:family="graphic">
      <style:graphic-properties draw:stroke="none" svg:stroke-width="0cm" svg:stroke-color="#3465a4" draw:marker-start="" draw:marker-start-width="0.199cm" draw:marker-start-center="false" draw:marker-end="" draw:marker-end-width="0.199cm" draw:marker-end-center="false" draw:fill="solid" draw:fill-color="#ffffff" draw:textarea-horizontal-align="center" draw:textarea-vertical-align="middle" fo:min-height="1.916cm" fo:padding-top="0.125cm" fo:padding-bottom="0.125cm" fo:padding-left="0.25cm" fo:padding-right="0.25cm" draw:shadow="hidden" draw:shadow-offset-x="0.199cm" draw:shadow-offset-y="0.199cm" draw:shadow-color="#808080" style:run-through="foreground"/>
    </style:style>
    <style:style style:name="Mgr12" style:family="graphic">
      <style:graphic-properties draw:stroke="none" svg:stroke-width="0cm" svg:stroke-color="#3465a4" draw:marker-start="" draw:marker-start-width="0.199cm" draw:marker-start-center="false" draw:marker-end="" draw:marker-end-width="0.199cm" draw:marker-end-center="false" draw:fill="solid" draw:fill-color="#002377" draw:textarea-horizontal-align="center" draw:textarea-vertical-align="middle" fo:min-height="1.916cm" fo:padding-top="0.125cm" fo:padding-bottom="0.125cm" fo:padding-left="0.25cm" fo:padding-right="0.25cm" draw:shadow="hidden" draw:shadow-offset-x="0.199cm" draw:shadow-offset-y="0.199cm" draw:shadow-color="#808080" style:run-through="foreground"/>
    </style:style>
    <style:style style:name="Mgr13" style:family="graphic">
      <style:graphic-properties draw:stroke="none" svg:stroke-width="0cm" svg:stroke-color="#3465a4" draw:marker-start="" draw:marker-start-width="0.199cm" draw:marker-start-center="false" draw:marker-end="" draw:marker-end-width="0.199cm" draw:marker-end-center="false" draw:fill="solid" draw:fill-color="#c1121f" draw:textarea-horizontal-align="center" draw:textarea-vertical-align="middle" fo:min-height="1.916cm" fo:padding-top="0.125cm" fo:padding-bottom="0.125cm" fo:padding-left="0.25cm" fo:padding-right="0.25cm" draw:shadow="hidden" draw:shadow-offset-x="0.199cm" draw:shadow-offset-y="0.199cm" draw:shadow-color="#808080" style:run-through="foreground"/>
    </style:style>
    <style:style style:name="Mgr14" style:family="graphic">
      <style:graphic-properties draw:stroke="none" svg:stroke-width="0.081cm" svg:stroke-color="#ffffff" draw:marker-start="" draw:marker-start-width="0.321cm" draw:marker-start-center="false" draw:marker-end="" draw:marker-end-width="0.321cm" draw:marker-end-center="false" svg:stroke-opacity="100%" draw:fill="solid" draw:fill-color="#ffffff" draw:opacity="100%" draw:textarea-horizontal-align="center" draw:textarea-vertical-align="middle" fo:min-height="1.15cm" fo:padding-top="0.166cm" fo:padding-bottom="0.166cm" fo:padding-left="0.289cm" fo:padding-right="0.289cm" draw:shadow="hidden" draw:shadow-offset-x="0.199cm" draw:shadow-offset-y="0.199cm" draw:shadow-color="#808080" style:run-through="foreground"/>
    </style:style>
    <style:style style:name="Mgr15" style:family="graphic">
      <style:graphic-properties draw:stroke="none" svg:stroke-width="0.081cm" svg:stroke-color="#ffffff" draw:marker-start="" draw:marker-start-width="0.321cm" draw:marker-start-center="false" draw:marker-end="" draw:marker-end-width="0.321cm" draw:marker-end-center="false" svg:stroke-opacity="100%" draw:fill="solid" draw:fill-color="#c1121f" draw:opacity="100%" draw:textarea-horizontal-align="center" draw:textarea-vertical-align="middle" fo:min-height="1.15cm" fo:padding-top="0.166cm" fo:padding-bottom="0.166cm" fo:padding-left="0.289cm" fo:padding-right="0.289cm" draw:shadow="hidden" draw:shadow-offset-x="0.199cm" draw:shadow-offset-y="0.199cm" draw:shadow-color="#808080" style:run-through="foreground"/>
    </style:style>
    <style:style style:name="Mgr16" style:family="graphic">
      <style:graphic-properties draw:stroke="none" svg:stroke-width="0.081cm" svg:stroke-color="#ffffff" draw:marker-start="" draw:marker-start-width="0.321cm" draw:marker-start-center="false" draw:marker-end="" draw:marker-end-width="0.321cm" draw:marker-end-center="false" svg:stroke-opacity="100%" draw:fill="solid" draw:fill-color="#002377" draw:opacity="100%" draw:textarea-horizontal-align="center" draw:textarea-vertical-align="middle" fo:min-height="1.15cm" fo:padding-top="0.166cm" fo:padding-bottom="0.166cm" fo:padding-left="0.289cm" fo:padding-right="0.289cm" draw:shadow="hidden" draw:shadow-offset-x="0.199cm" draw:shadow-offset-y="0.199cm" draw:shadow-color="#808080" style:run-through="foreground"/>
    </style:style>
    <style:style style:name="Mgr17" style:family="graphic">
      <style:graphic-properties draw:stroke="solid" svg:stroke-width="0cm" svg:stroke-color="#ffffff" draw:marker-start="" draw:marker-start-width="0.199cm" draw:marker-start-center="false" draw:marker-end="" draw:marker-end-width="0.199cm" draw:marker-end-center="false" draw:fill="solid" draw:fill-color="#002377"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Mgr18" style:family="graphic">
      <style:graphic-properties draw:stroke="none"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2.75cm" fo:min-width="2.499cm" fo:padding-top="0.125cm" fo:padding-bottom="0.125cm" fo:padding-left="0.25cm" fo:padding-right="0.25cm" draw:shadow="hidden" draw:shadow-offset-x="0.199cm" draw:shadow-offset-y="0.199cm" draw:shadow-color="#808080" style:run-through="foreground"/>
    </style:style>
    <style:style style:name="Mgr19" style:family="graphic">
      <style:graphic-properties draw:stroke="none" svg:stroke-width="0cm" svg:stroke-color="#3465a4" draw:marker-start="" draw:marker-start-width="0.199cm" draw:marker-start-center="false" draw:marker-end="" draw:marker-end-width="0.199cm" draw:marker-end-center="false" draw:fill="solid" draw:fill-color="#c1121f" draw:textarea-horizontal-align="justify" draw:textarea-vertical-align="middle" draw:auto-grow-height="false" fo:min-height="2.75cm" fo:min-width="2.499cm" fo:padding-top="0.125cm" fo:padding-bottom="0.125cm" fo:padding-left="0.25cm" fo:padding-right="0.25cm" draw:shadow="hidden" draw:shadow-offset-x="0.199cm" draw:shadow-offset-y="0.199cm" draw:shadow-color="#808080" style:run-through="foreground"/>
    </style:style>
    <style:style style:name="Mgr20" style:family="graphic">
      <style:graphic-properties draw:stroke="none" svg:stroke-width="0cm" svg:stroke-color="#ffffff" draw:marker-start="" draw:marker-start-width="0.321cm" draw:marker-start-center="false" draw:marker-end="" draw:marker-end-width="0.321cm" draw:marker-end-center="false" draw:fill="solid" draw:fill-color="#ffffff" draw:opacity="100%" draw:textarea-horizontal-align="center" draw:textarea-vertical-align="middle" fo:padding-top="0.166cm" fo:padding-bottom="0.166cm" fo:padding-left="0.289cm" fo:padding-right="0.289cm" draw:shadow="hidden" draw:shadow-offset-x="0.199cm" draw:shadow-offset-y="0.199cm" draw:shadow-color="#808080" style:run-through="foreground"/>
    </style:style>
    <style:style style:name="Mgr2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0.833cm" fo:padding-top="0cm" fo:padding-bottom="0cm" fo:padding-left="0cm" fo:padding-right="0cm" draw:shadow="hidden" draw:shadow-offset-x="0.199cm" draw:shadow-offset-y="0.199cm" draw:shadow-color="#808080" style:run-through="foreground"/>
      <style:paragraph-properties style:writing-mode="lr-tb"/>
    </style:style>
    <style:style style:name="Mgr2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1.044cm" fo:padding-top="0cm" fo:padding-bottom="0cm" fo:padding-left="0cm" fo:padding-right="0cm" draw:shadow="hidden" draw:shadow-offset-x="0.199cm" draw:shadow-offset-y="0.199cm" draw:shadow-color="#808080" style:run-through="foreground"/>
      <style:paragraph-properties style:writing-mode="lr-tb"/>
    </style:style>
    <style:style style:name="Mgr23"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Mgr24" style:family="graphic">
      <style:graphic-properties draw:stroke="solid" svg:stroke-width="0.028cm" svg:stroke-color="#808080" draw:marker-start="" draw:marker-start-width="0.242cm" draw:marker-start-center="false" draw:marker-end="" draw:marker-end-width="0.242cm" draw:marker-end-center="false" draw:fill="solid" draw:fill-color="#999999"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Mgr25" style:family="graphic">
      <style:graphic-properties draw:stroke="solid" svg:stroke-width="0.028cm" svg:stroke-color="#808080" draw:marker-start="" draw:marker-start-width="0.242cm" draw:marker-start-center="false" draw:marker-end="" draw:marker-end-width="0.242cm" draw:marker-end-center="false" draw:fill="gradient" draw:fill-color="#729fcf" draw:fill-gradient-name="Gradient_20_11" draw:textarea-horizontal-align="justify" draw:textarea-vertical-align="middle" draw:auto-grow-height="false" fo:min-height="1.75cm" fo:min-width="12.501cm" fo:padding-top="0.139cm" fo:padding-bottom="0.139cm" fo:padding-left="0.265cm" fo:padding-right="0.265cm" draw:shadow="hidden" draw:shadow-offset-x="0.199cm" draw:shadow-offset-y="0.199cm" draw:shadow-color="#808080" style:run-through="foreground"/>
    </style:style>
    <style:style style:name="Mgr2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1.55cm" fo:padding-top="0.125cm" fo:padding-bottom="0.125cm" fo:padding-left="0.25cm" fo:padding-right="0.25cm" draw:shadow="hidden" draw:shadow-offset-x="0.199cm" draw:shadow-offset-y="0.199cm" draw:shadow-color="#808080" style:run-through="foreground"/>
      <style:paragraph-properties style:writing-mode="lr-tb"/>
    </style:style>
    <style:page-layout style:name="Mpm1">
      <style:page-layout-properties fo:page-width="21.001cm" fo:page-height="29.7cm" style:num-format="1" style:print-orientation="portrait" fo:margin-top="1.199cm" fo:margin-bottom="1.199cm" fo:margin-left="1.499cm" fo:margin-right="1.1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199cm" fo:margin-bottom="1.199cm" fo:margin-left="1.499cm" fo:margin-right="1.1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fill="none" draw:background-size="full" draw:fill-color="#729fcf"/>
    </style:style>
    <style:style style:name="Mdp2" style:family="drawing-page">
      <style:drawing-page-properties draw:background-size="full"/>
    </style:style>
  </office:automatic-styles>
  <office:master-styles>
    <style:master-page style:name="Standard" style:page-layout-name="Mpm1" draw:style-name="Mdp1">
      <style:header>
        <text:p text:style-name="Header"><draw:g text:anchor-type="paragraph" draw:z-index="2" draw:name="Forme2" draw:style-name="Mgr1"><draw:g draw:style-name="Mgr2"><draw:path draw:style-name="Mgr3" draw:text-style-name="MP1" svg:width="16.191cm" svg:height="1.001cm" svg:x="2.092cm" svg:y="0cm" svg:viewBox="0 0 16192 1002" svg:d="M58 1002c-200 0 201-1002 0-1002 2171 0 13930 0 16134 0 0 334 0 668 0 1002-2204 0-13963 0-16134 0z"><text:p/></draw:path><draw:g draw:style-name="Mgr2"><draw:path draw:style-name="Mgr4" draw:text-style-name="MP2" svg:width="0.121cm" svg:height="0.498cm" draw:transform="rotate (-3.14159265358979) translate (2.20640554775089cm 0.498666666666669cm)" svg:viewBox="0 0 122 499" svg:d="M58 0c36 160 124 499-2 499-125 0-4-490 2-499z"><text:p/></draw:path><draw:path draw:style-name="Mgr5" draw:text-style-name="MP3" svg:width="0.136cm" svg:height="0.511cm" draw:transform="rotate (-3.14159265358979) translate (2.21502777777778cm 0.504666666666661cm)" svg:viewBox="0 0 137 512" svg:d="M71 4c0-1-1-2-2-3-1 0-3-1-4-1s-2 0-3 1c-1 0-2 1-3 2 0 0 0 1-1 2l5 3h-1l-5-2c0 1 0 1 0 2l2 1-2-1c-1 1-1 2-2 3 0 2-1 3-2 5-1 3-2 7-3 12-1 4-3 9-4 15-6 22-13 53-20 89-14 71-26 161-26 234 0 20 0 39 3 56 2 17 5 32 10 45 2 6 5 12 8 18 4 5 7 10 12 14 4 4 9 7 14 9 6 2 12 4 18 4 7 0 13-1 19-3s11-4 16-8c4-3 8-7 12-12 4-4 7-10 10-15 5-12 9-25 11-40 3-15 4-31 4-49 0-114-43-281-65-379 0-1 0-1-1-2zM122 385c0 17-1 33-3 47s-5 25-10 35c-3 5-5 10-8 13-3 4-6 7-10 9-3 3-7 5-11 6-5 1-10 2-15 2-4 0-9-1-12-2-4-2-7-4-11-7-3-3-6-6-8-11-3-4-6-9-8-15-4-12-7-26-9-42s-3-35-3-54c0-72 13-161 26-231 7-36 14-67 20-88 1-5 2-10 3-14 23 99 59 248 59 352zM64 9l6 4v-1l-6-4-6-3-1 1z"><text:p/></draw:path></draw:g></draw:g><draw:g draw:style-name="Mgr2"><draw:g draw:style-name="Mgr2"><draw:g draw:style-name="Mgr2"><draw:path draw:style-name="Mgr6" draw:text-style-name="MP4" svg:width="1.552cm" svg:height="1.001cm" svg:x="0.384cm" svg:y="0.002cm" svg:viewBox="0 0 1553 1002" svg:d="M1486 1002h-895l-537-286c-18-71-54-141-54-215 0-73 36-143 54-215l537-286h895c232 0-233 1002 0 1002z"><text:p/></draw:path><draw:path draw:style-name="Mgr7" draw:text-style-name="MP5" svg:width="1.566cm" svg:height="1.016cm" svg:x="0.376cm" svg:y="-0.005cm" svg:viewBox="0 0 1567 1017" svg:d="M1497 1003c1 1 2 2 2 3 1 1 1 2 1 4 0 1 0 2-1 3 0 1-1 2-2 3s-3 1-4 1h-895c-1 0-2 0-3-1l-537-286h-1c-1-1-2-2-2-3-1-1-1-1-1-2-9-36-22-71-33-106-12-36-21-73-21-111 0-37 9-73 21-110 11-35 24-70 33-106 0-1 0-1 1-2 0-1 1-2 2-2s1 0 1 0l537-287c1 0 2-1 3-1h895c7 0 13 1 19 3 6 1 11 3 16 6s9 7 13 12c4 4 8 9 10 14 6 11 10 24 13 39 2 14 3 31 3 49 0 193-134 578-134 771 0 18 1 33 4 47 2 13 6 25 11 34 2 5 5 9 8 12s6 6 10 8c3 3 8 4 12 6 5 1 10 1 15 1 1 0 3 1 4 1zM1553 123c0-17-1-33-3-47-3-13-6-25-11-34-3-4-5-8-8-12-3-3-7-6-10-8-4-3-8-4-13-5-4-2-9-2-15-2h-893l-533 284c-9 35-22 69-33 104-10 35-19 70-19 105 0 36 9 72 19 106 11 35 24 70 33 104l533 284h851c-2-1-4-3-6-5-4-5-7-10-10-15-6-11-10-24-13-39-2-14-4-30-4-49 0-193 135-578 135-771z"><text:p/></draw:path></draw:g><draw:g draw:style-name="Mgr2"><draw:path draw:style-name="Mgr8" draw:text-style-name="MP6" svg:width="1.318cm" svg:height="0.225cm" svg:x="0.389cm" svg:y="0.224cm" svg:viewBox="0 0 1319 226" svg:d="M0 226h1319c-54-108-193-278-391-211-293 99-623 140-909 140-8 28-14 50-19 71z"><text:p/></draw:path><draw:path draw:style-name="Mgr5" draw:text-style-name="MP3" svg:width="1.333cm" svg:height="0.239cm" svg:x="0.382cm" svg:y="0.217cm" svg:viewBox="0 0 1334 240" svg:d="M4 239c-1-1-2-1-3-2 0-2-1-3-1-4s0-1 0-2c3-10 5-21 8-33 4-11 7-24 11-38 0 0 0-1 1-1 0-2 1-2 2-3s3-1 4-1c286 0 615-41 907-139 31-11 62-16 91-16 38 0 74 9 107 23 33 15 63 35 89 58 51 46 90 103 113 149 0 1 1 2 1 3s-1 2-1 4c-1 1-2 1-3 2s-2 1-4 1h-1319c-1 0-2 0-3-1zM17 226h1297c-22-43-58-93-104-134-25-22-53-42-85-55-31-14-65-22-101-22-28 0-57 4-87 14-291 98-620 140-906 140-3 12-6 23-9 33-2 8-4 16-5 24z"><text:p/></draw:path></draw:g><draw:g draw:style-name="Mgr2"><draw:path draw:style-name="Mgr9" draw:text-style-name="MP7" svg:width="1.353cm" svg:height="0.375cm" svg:x="0.408cm" svg:y="0.002cm" svg:viewBox="0 0 1354 376" svg:d="M566 0h788c-233 216-796 377-1354 376 8-30 20-60 29-90z"><text:p/></draw:path><draw:path draw:style-name="Mgr5" draw:text-style-name="MP3" svg:width="1.367cm" svg:height="0.389cm" svg:x="0.401cm" svg:y="-0.005cm" svg:viewBox="0 0 1368 390" svg:d="M573 0h788c1 0 2 1 4 1 1 1 2 2 2 3 1 1 1 2 1 3 0 2 0 3-1 4 0 1-1 1-1 2-58 54-137 105-232 150-94 46-203 86-323 120-239 67-518 107-797 107-2 0-4 0-7 0-1 0-2 0-3-1-1 0-2-1-3-2 0-1-1-3-1-4s0-1 0-2c8-30 20-59 30-89 0-1 0-1 0-2 1-1 2-2 3-2l537-287c1 0 2-1 3-1zM17 376c276 0 553-40 790-107 119-34 227-74 321-119 86-41 158-87 214-135h-766l-533 284c-9 26-19 51-26 77z"><text:p/></draw:path></draw:g><draw:g draw:style-name="Mgr2"><draw:path draw:style-name="Mgr10" draw:text-style-name="MP8" svg:width="0.569cm" svg:height="0.106cm" svg:x="0.384cm" svg:y="0.45cm" svg:viewBox="0 0 570 107" svg:d="M570 0v107h-564c-2-17-6-35-6-53 0-19 4-36 6-54z"><text:p/></draw:path><draw:path draw:style-name="Mgr5" draw:text-style-name="MP3" svg:width="0.584cm" svg:height="0.121cm" svg:x="0.376cm" svg:y="0.443cm" svg:viewBox="0 0 585 122" svg:d="M581 1c1 1 2 2 3 3 0 1 1 2 1 3v108c0 1-1 2-1 3-1 1-2 2-3 3s-2 1-4 1h-563c-2 0-3 0-4-1s-2-2-3-3c0-1-1-1-1-2-2-19-6-36-6-55s4-36 6-54c0-1 0-2 1-3 0-1 1-2 2-3 2 0 3-1 4-1h564c2 0 3 1 4 1zM15 61c0 16 3 31 5 46h550v-92h-551c-1 15-4 30-4 46z"><text:p/></draw:path></draw:g><draw:g draw:style-name="Mgr2"><draw:path draw:style-name="Mgr4" draw:text-style-name="MP2" svg:width="0.122cm" svg:height="0.5cm" svg:x="1.805cm" svg:y="0.503cm" svg:viewBox="0 0 123 501" svg:d="M65 0c-36 161-126 501 0 501 125 0 12-495 0-501z"><text:p/></draw:path><draw:path draw:style-name="Mgr5" draw:text-style-name="MP3" svg:width="0.136cm" svg:height="0.515cm" svg:x="1.798cm" svg:y="0.496cm" svg:viewBox="0 0 137 516" svg:d="M66 4c0-1 1-2 2-3 1 0 3-1 4-1s2 0 3 1c1 0 2 1 3 2 0 0 0 1 1 2l-5 3h1l5-2c0 1 0 1 0 2l-2 1 2-1c1 1 1 2 2 3 0 2 1 3 2 5 1 3 2 7 3 12 1 4 3 9 4 15 6 23 13 54 20 90 14 72 26 162 26 236 0 20 0 39-3 56-2 17-5 33-10 46-2 6-5 12-8 18-4 5-7 10-12 14-4 4-9 7-14 9-6 2-12 4-18 4-7 0-13-1-19-3s-11-4-16-8c-4-3-8-7-12-12-4-4-7-10-10-15-5-12-9-25-11-41-3-15-4-31-4-49 0-115 43-283 65-382 0-1 0-1 1-2zM15 388c0 17 1 33 3 47s5 26 10 36c3 5 5 10 8 13 3 4 6 7 10 9 3 3 7 5 11 6 5 1 10 2 15 2 4 0 9-1 12-2 4-2 7-4 11-7 3-3 6-6 8-11 3-4 6-9 8-15 4-12 7-27 9-43s3-35 3-54c0-73-13-162-26-233-7-36-14-67-20-89-1-5-2-10-3-14-23 100-59 250-59 355zM73 9l-6 4v-1l6-4 6-3 1 1z"><text:p/></draw:path></draw:g><draw:g draw:style-name="Mgr2"><draw:path draw:style-name="Mgr8" draw:text-style-name="MP6" svg:width="1.318cm" svg:height="0.225cm" svg:x="0.389cm" svg:y="0.559cm" svg:viewBox="0 0 1319 226" svg:d="M0 0h1319c-54 107-193 277-391 211-293-99-623-140-909-140-8-28-14-50-19-71z"><text:p/></draw:path><draw:path draw:style-name="Mgr5" draw:text-style-name="MP3" svg:width="1.333cm" svg:height="0.239cm" svg:x="0.382cm" svg:y="0.552cm" svg:viewBox="0 0 1334 240" svg:d="M0 7c0-1 1-2 1-3 1-1 2-2 3-3 1 0 2-1 3-1h1319c2 0 3 1 4 1 1 1 2 2 3 3 0 1 1 2 1 3 0 2-1 3-1 4-23 46-62 103-113 149-26 23-56 43-89 57s-69 23-107 23c-29 0-60-5-91-15-292-98-621-140-907-140-1 0-3 0-4 0-1-1-2-2-2-3-1-1-1-1-1-2-4-14-7-26-11-38-3-12-5-22-8-33 0-1 0-1 0-2zM937 211c30 10 59 15 87 15 36 0 70-9 101-22 32-14 60-33 85-55 46-41 82-92 104-134h-1297c1 7 3 15 5 23 3 10 6 21 9 33 286 1 615 42 906 140z"><text:p/></draw:path></draw:g><draw:g draw:style-name="Mgr2"><draw:path draw:style-name="Mgr9" draw:text-style-name="MP7" svg:width="1.353cm" svg:height="0.375cm" svg:x="0.408cm" svg:y="0.629cm" svg:viewBox="0 0 1354 376" svg:d="M566 376h788c-233-217-796-377-1354-376 8 30 20 60 29 89z"><text:p/></draw:path><draw:path draw:style-name="Mgr5" draw:text-style-name="MP3" svg:width="1.367cm" svg:height="0.389cm" svg:x="0.401cm" svg:y="0.621cm" svg:viewBox="0 0 1368 390" svg:d="M570 389l-537-286c-1-1-2-2-3-3v-1c-10-30-22-59-30-90 0 0 0-1 0-2s1-2 1-3c1-1 2-2 3-3 1 0 2-1 3-1 3 0 5 0 7 0 279 0 558 40 797 107 120 34 229 74 323 120 95 45 174 97 232 151l1 1c1 2 1 3 1 4s0 3-1 4c0 1-1 2-2 2-2 1-3 1-4 1h-788c-1 0-2 0-3-1zM1342 376c-56-49-128-95-214-136-94-45-202-85-321-119-237-66-514-106-790-106 7 26 17 51 26 77l533 284z"><text:p/></draw:path></draw:g></draw:g><draw:g draw:style-name="Mgr2"><draw:g draw:style-name="Mgr2"><draw:polygon draw:style-name="Mgr11" draw:text-style-name="MP9" svg:width="0.156cm" svg:height="0.249cm" svg:x="0.827cm" svg:y="0.635cm" svg:viewBox="0 0 157 250" draw:points="114,250 0,250 43,0 157,0 149,44 78,44 69,99 135,99 128,142 61,142 50,207 121,207"><text:p/></draw:polygon><draw:path draw:style-name="Mgr11" draw:text-style-name="MP9" svg:width="0.152cm" svg:height="0.194cm" svg:x="0.979cm" svg:y="0.689cm" svg:viewBox="0 0 153 195" svg:d="M131 195h-42l19-112c2-7 2-14 2-20 0-14-5-21-15-21-8 0-16 6-23 20-7 13-12 31-16 54l-14 79h-42l33-191h32l-3 35h1c14-26 30-39 49-39 13 0 23 5 30 15 7 9 11 23 11 40 0 9-2 19-4 31z"><text:p/></draw:path><draw:path draw:style-name="Mgr11" draw:text-style-name="MP9" svg:width="0.18cm" svg:height="0.278cm" svg:x="1.13cm" svg:y="0.689cm" svg:viewBox="0 0 181 279" svg:d="M181 4l-5 29-24 7c1 6 2 12 2 20 0 22-5 40-17 53-11 13-26 19-45 19-6 0-10 0-14-2-8 4-12 8-12 14 0 4 2 6 4 8 3 2 7 3 13 4l19 3c15 3 26 7 33 15 7 7 10 17 10 31 0 24-7 43-22 55-14 13-35 19-61 19-20 0-35-4-46-12-10-9-16-21-16-36 0-12 3-22 10-30 6-8 16-15 30-21-7-5-11-13-11-23 0-8 2-15 6-21 5-5 11-11 21-16-6-6-11-12-14-20-2-7-4-16-4-26 0-23 6-41 18-54 11-13 27-20 47-20 8 0 15 2 23 4zM67 196c-10 2-17 5-22 10s-8 11-8 19c0 13 9 19 27 19 14 0 25-2 32-7s10-13 10-22c0-5-1-8-4-10-3-3-10-5-19-6zM102 33c-8 0-13 4-18 13-4 9-6 20-6 33 0 14 4 20 14 20 7 0 13-4 17-13 4-8 6-20 6-33s-4-20-13-20z"><text:p/></draw:path><draw:polygon draw:style-name="Mgr11" draw:text-style-name="MP9" svg:width="0.087cm" svg:height="0.266cm" svg:x="1.305cm" svg:y="0.619cm" svg:viewBox="0 0 88 267" draw:points="42,267 0,267 46,0 88,0"><text:p/></draw:polygon><draw:path draw:style-name="Mgr11" draw:text-style-name="MP9" svg:width="0.085cm" svg:height="0.266cm" svg:x="1.389cm" svg:y="0.619cm" svg:viewBox="0 0 86 267" svg:d="M40 30c0-10 2-17 6-22 5-5 11-8 19-8 7 0 12 2 16 6 3 3 5 8 5 15 0 9-2 16-6 22s-11 8-19 8c-14 0-21-7-21-21zM42 267h-42l33-192h42z"><text:p/></draw:path><draw:path draw:style-name="Mgr11" draw:text-style-name="MP9" svg:width="0.125cm" svg:height="0.198cm" svg:x="1.472cm" svg:y="0.689cm" svg:viewBox="0 0 126 199" svg:d="M112 132c0 22-6 38-17 50-12 11-28 17-48 17-10 0-19-1-26-3s-14-4-21-8v-43c15 10 30 15 45 15 7 0 13-1 18-5 4-4 7-9 7-15 0-5-2-9-5-13-4-4-10-9-18-15-12-8-20-16-24-23-4-8-7-17-7-28 0-19 5-34 16-45 10-10 25-16 44-16 18 0 35 6 50 17l-14 36c-13-9-25-14-36-14-5 0-9 1-12 4-4 3-5 7-5 12s1 8 4 12c3 3 9 7 17 13 11 7 19 15 25 23 5 8 7 18 7 29z"><text:p/></draw:path><draw:path draw:style-name="Mgr11" draw:text-style-name="MP9" svg:width="0.152cm" svg:height="0.266cm" svg:x="1.609cm" svg:y="0.619cm" svg:viewBox="0 0 153 267" svg:d="M131 267h-42l19-112c2-8 2-15 2-21 0-14-5-21-15-21-8 0-16 7-23 20s-12 31-16 54l-14 80h-42l46-267h42c-4 21-6 37-8 48s-6 28-12 53h1c5-9 12-16 19-21 7-6 15-8 24-8 13 0 23 4 30 14 7 9 11 23 11 41 0 8-2 18-4 31z"><text:p/></draw:path></draw:g><draw:g draw:style-name="Mgr2"><draw:polygon draw:style-name="Mgr12" draw:text-style-name="MP10" svg:width="0.156cm" svg:height="0.249cm" svg:x="0.809cm" svg:y="0.622cm" svg:viewBox="0 0 157 250" draw:points="114,250 0,250 43,0 157,0 149,44 78,44 69,99 135,99 128,142 61,142 50,207 121,207"><text:p/></draw:polygon><draw:path draw:style-name="Mgr13" draw:text-style-name="MP11" svg:width="0.152cm" svg:height="0.194cm" svg:x="0.961cm" svg:y="0.679cm" svg:viewBox="0 0 153 195" svg:d="M131 195h-42l19-112c2-7 2-14 2-20 0-14-5-21-15-21-8 0-16 6-23 20-7 13-12 31-16 54l-14 79h-42l33-191h32l-3 35h1c14-26 30-39 49-39 13 0 23 5 30 15 7 9 11 23 11 40 0 9-2 19-4 31z"><text:p/></draw:path><draw:path draw:style-name="Mgr12" draw:text-style-name="MP10" svg:width="0.18cm" svg:height="0.278cm" svg:x="1.112cm" svg:y="0.679cm" svg:viewBox="0 0 181 279" svg:d="M181 4l-5 29-24 7c1 6 2 12 2 20 0 22-5 40-17 53-11 13-26 19-45 19-6 0-10 0-14-2-8 4-12 8-12 14 0 4 2 6 4 8 3 2 7 3 13 4l19 3c15 3 26 7 33 15 7 7 10 17 10 31 0 24-7 43-22 55-14 13-35 19-61 19-20 0-35-4-46-12-10-9-16-21-16-36 0-12 3-22 10-30 6-8 16-15 30-21-7-5-11-13-11-23 0-8 2-15 6-21 5-5 11-11 21-16-6-6-11-12-14-20-2-7-4-16-4-26 0-23 6-41 18-54 11-13 27-20 47-20 8 0 15 2 23 4zM67 196c-10 2-17 5-22 10s-8 11-8 19c0 13 9 19 27 19 14 0 25-2 32-7s10-13 10-22c0-5-1-8-4-10-3-3-10-5-19-6zM102 33c-8 0-13 4-18 13-4 9-6 20-6 33 0 14 4 20 14 20 7 0 13-4 17-13 4-8 6-20 6-33s-4-20-13-20z"><text:p/></draw:path><draw:polygon draw:style-name="Mgr13" draw:text-style-name="MP11" svg:width="0.087cm" svg:height="0.266cm" svg:x="1.287cm" svg:y="0.606cm" svg:viewBox="0 0 88 267" draw:points="42,267 0,267 46,0 88,0"><text:p/></draw:polygon><draw:path draw:style-name="Mgr12" draw:text-style-name="MP10" svg:width="0.085cm" svg:height="0.266cm" svg:x="1.371cm" svg:y="0.606cm" svg:viewBox="0 0 86 267" svg:d="M40 30c0-10 2-17 6-22 5-5 11-8 19-8 7 0 12 2 16 6 3 3 5 8 5 15 0 9-2 16-6 22s-11 8-19 8c-14 0-21-7-21-21zM42 267h-42l33-192h42z"><text:p/></draw:path><draw:path draw:style-name="Mgr13" draw:text-style-name="MP11" svg:width="0.125cm" svg:height="0.198cm" svg:x="1.454cm" svg:y="0.679cm" svg:viewBox="0 0 126 199" svg:d="M112 132c0 22-6 38-17 50-12 11-28 17-48 17-10 0-19-1-26-3s-14-4-21-8v-43c15 10 30 15 45 15 7 0 13-1 18-5 4-4 7-9 7-15 0-5-2-9-5-13-4-4-10-9-18-15-12-8-20-16-24-23-4-8-7-17-7-28 0-19 5-34 16-45 10-10 25-16 44-16 18 0 35 6 50 17l-14 36c-13-9-25-14-36-14-5 0-9 1-12 4-4 3-5 7-5 12s1 8 4 12c3 3 9 7 17 13 11 7 19 15 25 23 5 8 7 18 7 29z"><text:p/></draw:path><draw:path draw:style-name="Mgr12" draw:text-style-name="MP10" svg:width="0.152cm" svg:height="0.266cm" svg:x="1.591cm" svg:y="0.606cm" svg:viewBox="0 0 153 267" svg:d="M131 267h-42l19-112c2-8 2-15 2-21 0-14-5-21-15-21-8 0-16 7-23 20s-12 31-16 54l-14 80h-42l46-267h42c-4 21-6 37-8 48s-6 28-12 53h1c5-9 12-16 19-21 7-6 15-8 24-8 13 0 23 4 30 14 7 9 11 23 11 41 0 8-2 18-4 31z"><text:p/></draw:path></draw:g></draw:g><draw:g draw:style-name="Mgr2"><draw:g draw:style-name="Mgr2"><draw:polygon draw:style-name="Mgr14" draw:text-style-name="MP12" svg:width="0.133cm" svg:height="0.232cm" svg:x="0.738cm" svg:y="0.175cm" svg:viewBox="0 0 134 233" draw:points="51,233 13,233 45,41 0,41 7,0 134,0 128,41 83,41"><text:p/></draw:polygon><draw:path draw:style-name="Mgr14" draw:text-style-name="MP12" svg:width="0.125cm" svg:height="0.184cm" svg:x="0.865cm" svg:y="0.226cm" svg:viewBox="0 0 126 185" svg:d="M77 35c-8 0-15 4-21 13-7 8-11 18-13 30h6c13 0 23-2 30-7s11-12 11-21c0-10-5-15-13-15zM56 185c-18 0-31-6-41-18s-15-29-15-51 4-42 11-60 16-32 28-42c12-9 25-14 40-14s26 5 35 13c8 9 12 21 12 36 0 20-7 35-21 46-14 10-34 16-60 16h-6l-1 3v3c0 10 3 18 7 23 4 6 10 9 19 9 7 0 13-1 19-3s14-6 22-11v36c-14 9-31 14-49 14z"><text:p/></draw:path><draw:path draw:style-name="Mgr14" draw:text-style-name="MP12" svg:width="0.115cm" svg:height="0.184cm" svg:x="1.009cm" svg:y="0.226cm" svg:viewBox="0 0 116 185" svg:d="M53 185c-17 0-30-6-39-17-9-12-14-28-14-49 0-22 3-43 10-61 6-18 15-33 26-43s24-15 39-15 29 4 41 12l-11 36c-5-2-9-4-14-6-4-2-9-3-15-3-7 0-13 3-19 10s-10 16-13 28c-4 12-5 25-5 38 0 11 2 18 5 23 4 6 10 8 16 8 7 0 13-1 18-4 6-2 11-5 17-9v39c-13 8-27 13-42 13z"><text:p/></draw:path><draw:path draw:style-name="Mgr14" draw:text-style-name="MP12" svg:width="0.137cm" svg:height="0.247cm" svg:x="1.127cm" svg:y="0.16cm" svg:viewBox="0 0 138 248" svg:d="M119 248h-38l17-104c1-7 2-14 2-19 0-13-4-20-14-20-7 0-14 6-21 18-6 12-11 29-14 51l-13 74h-38l42-248h38c-3 19-6 34-8 44-2 11-5 27-11 50h1c6-9 11-15 18-20 6-5 14-8 22-8 12 0 21 5 27 14s9 21 9 38c0 7-1 17-3 28z"><text:p/></draw:path><draw:path draw:style-name="Mgr14" draw:text-style-name="MP12" svg:width="0.137cm" svg:height="0.18cm" svg:x="1.283cm" svg:y="0.226cm" svg:viewBox="0 0 138 181" svg:d="M119 181h-38l17-103c1-8 2-14 2-19 0-13-4-20-14-20-7 0-14 6-21 18-6 12-11 29-14 51l-13 73h-38l30-177h29l-3 33h1c12-25 27-37 45-37 12 0 21 5 27 14 6 8 9 21 9 37 0 8-1 18-3 29z"><text:p/></draw:path><draw:path draw:style-name="Mgr14" draw:text-style-name="MP12" svg:width="0.077cm" svg:height="0.247cm" svg:x="1.439cm" svg:y="0.16cm" svg:viewBox="0 0 78 248" svg:d="M36 28c0-9 2-16 6-21 4-4 10-7 17-7 6 0 11 2 14 5s5 8 5 14c0 9-2 16-6 21-3 5-9 8-17 8-12 0-19-7-19-20zM38 248h-38l30-178h38z"><text:p/></draw:path><draw:path draw:style-name="Mgr14" draw:text-style-name="MP12" svg:width="0.115cm" svg:height="0.184cm" svg:x="1.523cm" svg:y="0.226cm" svg:viewBox="0 0 116 185" svg:d="M53 185c-17 0-30-6-39-17-9-12-14-28-14-49 0-22 3-43 10-61 6-18 15-33 26-43s24-15 39-15 29 4 41 12l-11 36c-5-2-9-4-14-6-4-2-9-3-15-3-7 0-13 3-19 10s-10 16-13 28c-4 12-5 25-5 38 0 11 2 18 5 23 4 6 10 8 16 8 7 0 13-1 18-4 6-2 11-5 17-9v39c-13 8-27 13-42 13z"><text:p/></draw:path><draw:path draw:style-name="Mgr14" draw:text-style-name="MP12" svg:width="0.137cm" svg:height="0.184cm" svg:x="1.648cm" svg:y="0.226cm" svg:viewBox="0 0 138 185" svg:d="M40 185c-12 0-22-6-29-17-7-12-11-27-11-48s3-41 9-60 14-34 24-44c10-11 21-16 33-16 8 0 15 2 21 7 6 4 10 11 13 19h1l8-22h29l-30 177h-29l2-23h-1c-11 18-24 27-40 27zM55 146c6 0 11-3 17-11 5-7 9-16 13-29 3-12 5-25 5-41 0-7-2-14-5-19s-8-7-13-7c-6 0-11 4-16 11-6 8-10 18-13 31-3 12-4 25-4 37 0 9 1 16 4 21s7 7 12 7z"><text:p/></draw:path><draw:polygon draw:style-name="Mgr14" draw:text-style-name="MP12" svg:width="0.079cm" svg:height="0.247cm" svg:x="1.795cm" svg:y="0.16cm" svg:viewBox="0 0 80 248" draw:points="38,248 0,248 42,0 80,0"><text:p/></draw:polygon></draw:g><draw:g draw:style-name="Mgr2"><draw:polygon draw:style-name="Mgr15" draw:text-style-name="MP13" svg:width="0.133cm" svg:height="0.232cm" svg:x="0.722cm" svg:y="0.164cm" svg:viewBox="0 0 134 233" draw:points="51,233 13,233 45,41 0,41 7,0 134,0 128,41 83,41"><text:p/></draw:polygon><draw:path draw:style-name="Mgr16" draw:text-style-name="MP14" svg:width="0.125cm" svg:height="0.184cm" svg:x="0.849cm" svg:y="0.217cm" svg:viewBox="0 0 126 185" svg:d="M77 35c-8 0-15 4-21 13-7 8-11 18-13 30h6c13 0 23-2 30-7s11-12 11-21c0-10-5-15-13-15zM56 185c-18 0-31-6-41-18s-15-29-15-51 4-42 11-60 16-32 28-42c12-9 25-14 40-14s26 5 35 13c8 9 12 21 12 36 0 20-7 35-21 46-14 10-34 16-60 16h-6l-1 3v3c0 10 3 18 7 23 4 6 10 9 19 9 7 0 13-1 19-3s14-6 22-11v36c-14 9-31 14-49 14z"><text:p/></draw:path><draw:path draw:style-name="Mgr15" draw:text-style-name="MP13" svg:width="0.115cm" svg:height="0.184cm" svg:x="0.994cm" svg:y="0.217cm" svg:viewBox="0 0 116 185" svg:d="M53 185c-17 0-30-6-39-17-9-12-14-28-14-49 0-22 3-43 10-61 6-18 15-33 26-43s24-15 39-15 29 4 41 12l-11 36c-5-2-9-4-14-6-4-2-9-3-15-3-7 0-13 3-19 10s-10 16-13 28c-4 12-5 25-5 38 0 11 2 18 5 23 4 6 10 8 16 8 7 0 13-1 18-4 6-2 11-5 17-9v39c-13 8-27 13-42 13z"><text:p/></draw:path><draw:path draw:style-name="Mgr16" draw:text-style-name="MP14" svg:width="0.137cm" svg:height="0.247cm" svg:x="1.112cm" svg:y="0.15cm" svg:viewBox="0 0 138 248" svg:d="M119 248h-38l17-104c1-7 2-14 2-19 0-13-4-20-14-20-7 0-14 6-21 18-6 12-11 29-14 51l-13 74h-38l42-248h38c-3 19-6 34-8 44-2 11-5 27-11 50h1c6-9 11-15 18-20 6-5 14-8 22-8 12 0 21 5 27 14s9 21 9 38c0 7-1 17-3 28z"><text:p/></draw:path><draw:path draw:style-name="Mgr15" draw:text-style-name="MP13" svg:width="0.137cm" svg:height="0.18cm" svg:x="1.268cm" svg:y="0.217cm" svg:viewBox="0 0 138 181" svg:d="M119 181h-38l17-103c1-8 2-14 2-19 0-13-4-20-14-20-7 0-14 6-21 18-6 12-11 29-14 51l-13 73h-38l30-177h29l-3 33h1c12-25 27-37 45-37 12 0 21 5 27 14 6 8 9 21 9 37 0 8-1 18-3 29z"><text:p/></draw:path><draw:path draw:style-name="Mgr16" draw:text-style-name="MP14" svg:width="0.077cm" svg:height="0.247cm" svg:x="1.424cm" svg:y="0.15cm" svg:viewBox="0 0 78 248" svg:d="M36 28c0-9 2-16 6-21 4-4 10-7 17-7 6 0 11 2 14 5s5 8 5 14c0 9-2 16-6 21-3 5-9 8-17 8-12 0-19-7-19-20zM38 248h-38l30-178h38z"><text:p/></draw:path><draw:path draw:style-name="Mgr15" draw:text-style-name="MP13" svg:width="0.115cm" svg:height="0.184cm" svg:x="1.508cm" svg:y="0.217cm" svg:viewBox="0 0 116 185" svg:d="M53 185c-17 0-30-6-39-17-9-12-14-28-14-49 0-22 3-43 10-61 6-18 15-33 26-43s24-15 39-15 29 4 41 12l-11 36c-5-2-9-4-14-6-4-2-9-3-15-3-7 0-13 3-19 10s-10 16-13 28c-4 12-5 25-5 38 0 11 2 18 5 23 4 6 10 8 16 8 7 0 13-1 18-4 6-2 11-5 17-9v39c-13 8-27 13-42 13z"><text:p/></draw:path><draw:path draw:style-name="Mgr16" draw:text-style-name="MP14" svg:width="0.137cm" svg:height="0.184cm" svg:x="1.632cm" svg:y="0.217cm" svg:viewBox="0 0 138 185" svg:d="M40 185c-12 0-22-6-29-17-7-12-11-27-11-48s3-41 9-60 14-34 24-44c10-11 21-16 33-16 8 0 15 2 21 7 6 4 10 11 13 19h1l8-22h29l-30 177h-29l2-23h-1c-11 18-24 27-40 27zM55 146c6 0 11-3 17-11 5-7 9-16 13-29 3-12 5-25 5-41 0-7-2-14-5-19s-8-7-13-7c-6 0-11 4-16 11-6 8-10 18-13 31-3 12-4 25-4 37 0 9 1 16 4 21s7 7 12 7z"><text:p/></draw:path><draw:polygon draw:style-name="Mgr15" draw:text-style-name="MP13" svg:width="0.079cm" svg:height="0.247cm" svg:x="1.779cm" svg:y="0.15cm" svg:viewBox="0 0 80 248" draw:points="38,248 0,248 42,0 80,0"><text:p/></draw:polygon></draw:g></draw:g><draw:g draw:style-name="Mgr2"><draw:circle draw:style-name="Mgr17" draw:text-style-name="MP15" svg:width="1.073cm" svg:height="1.073cm" svg:x="-0.815cm" svg:y="-0.033cm"><text:p/></draw:circle><draw:path draw:style-name="Mgr18" draw:text-style-name="MP16" svg:width="1.071cm" svg:height="1.071cm" svg:x="-0.815cm" svg:y="-0.03cm" svg:viewBox="0 0 1072 1072" svg:d="M670 339l236-192c7 6 13 12 19 19l-192 236 333 52c4 26 6 54 6 82s-2 56-6 82l-333 52 192 236c-6 7-12 13-19 19l-236-192-52 333c-26 4-54 6-82 6s-56-2-82-6l-52-333-236 192c-7-6-13-12-19-19l192-236-333-52c-4-26-6-54-6-82s2-56 6-82l333-52-192-236c6-7 12-13 19-19l236 192 52-333c26-4 54-6 82-6s56 2 82 6z"><text:p/></draw:path><draw:polygon draw:style-name="Mgr19" draw:text-style-name="MP17" svg:width="0.277cm" svg:height="0.029cm" draw:transform="skewX (-0.00872664625997167) rotate (-0.785398163397449) translate (-0.618964993231853cm 0.16383088551442cm)" svg:viewBox="0 0 278 30" draw:points="0,0 278,0 256,30 7,7"><text:p/></draw:polygon><draw:polygon draw:style-name="Mgr19" draw:text-style-name="MP17" svg:width="0.277cm" svg:height="0.03cm" draw:transform="skewX (0.00872664625997166) rotate (2.34991130488517) translate (0.0599937444640367cm 0.845288958244246cm)" svg:viewBox="0 0 278 31" draw:points="0,2 278,0 256,31 7,9"><text:p/></draw:polygon><draw:polygon draw:style-name="Mgr19" draw:text-style-name="MP17" svg:width="0.277cm" svg:height="0.03cm" draw:transform="skewX (-0.0090757121103705) rotate (0.785398163397448) translate (-0.618978260304294cm 0.845071066333757cm)" svg:viewBox="0 0 278 31" draw:points="0,0 278,0 256,31 6,7"><text:p/></draw:polygon><draw:polygon draw:style-name="Mgr19" draw:text-style-name="MP17" svg:width="0.277cm" svg:height="0.03cm" draw:transform="rotate (-2.35619449019235) translate (0.0610694128230143cm 0.163844386185375cm)" svg:viewBox="0 0 278 31" draw:points="0,0 278,0 256,31 7,7"><text:p/></draw:polygon><draw:path draw:style-name="Mgr19" draw:text-style-name="MP17" svg:width="1.071cm" svg:height="1.071cm" svg:x="-0.815cm" svg:y="-0.03cm" svg:viewBox="0 0 1072 1072" svg:d="M635 437l433 32c3 22 4 44 4 67s-1 45-4 67l-433 32-32 433c-22 3-44 4-67 4s-45-1-67-4l-32-433-433-32c-3-22-4-44-4-67s1-45 4-67l433-32 32-433c22-3 44-4 67-4s45 1 67 4z"><text:p/></draw:path><draw:path draw:style-name="Mgr20" draw:text-style-name="MP18" svg:width="1.085cm" svg:height="1.085cm" svg:x="-0.822cm" svg:y="-0.037cm" svg:viewBox="0 0 1086 1086" svg:d="M402 1069c-44-12-87-30-131-55-43-25-80-53-113-86-32-33-60-70-85-113-25-44-43-86-55-131-12-44-18-91-18-141s6-96 18-141c12-44 30-87 55-131 25-43 53-80 85-113 33-32 70-60 113-85 44-25 87-43 131-55 45-12 91-18 141-18s97 6 141 18c45 12 87 30 131 55 43 25 80 53 113 85 33 33 61 70 86 113 25 44 43 87 55 131 12 45 17 91 17 141s-5 97-17 141c-12 45-30 87-55 131-25 43-53 80-86 113s-70 61-113 86c-44 25-86 43-131 55-44 12-91 17-141 17s-96-5-141-17zM406 32c-43 11-85 29-127 53-42 25-79 52-110 84-32 31-59 68-84 110-24 42-42 84-53 127-12 43-17 88-17 137s5 94 17 137c11 44 29 85 53 127 25 42 52 79 84 111 31 32 68 59 110 83s84 42 127 54c43 11 88 17 137 17s94-6 137-17c44-12 85-30 127-54s79-51 111-83 59-69 83-111 42-83 54-127c11-43 17-88 17-137s-6-94-17-137c-12-43-30-85-54-127s-51-79-83-110c-32-32-69-59-111-84-42-24-83-42-127-53-43-12-88-17-137-17s-94 5-137 17z"><text:p/></draw:path></draw:g></draw:g><draw:frame draw:style-name="Mgr21" draw:text-style-name="MP20" svg:width="4.5cm" svg:height="0.833cm" svg:x="3.678cm" svg:y="0.013cm"><draw:text-box><text:p text:style-name="MP19"><text:span text:style-name="MT1">Computerphile</text:span></text:p></draw:text-box></draw:frame><draw:frame draw:style-name="Mgr22" draw:text-style-name="MP22" svg:width="10.212cm" svg:height="1.045cm" svg:x="7.867cm" svg:y="-0.042cm"><draw:text-box><text:p text:style-name="MP21"><text:span text:style-name="MT2">Elliptic curve back door</text:span></text:p></draw:text-box></draw:frame><draw:frame draw:style-name="Mgr23" draw:text-style-name="MP23" svg:width="0.802cm" svg:height="0.802cm" svg:x="2.528cm" svg:y="0.111cm"><draw:image xlink:href="Pictures/10000001000000B0000000B0775F6D2B2B350A60.png" xlink:type="simple" xlink:show="embed" xlink:actuate="onLoad" draw:mime-type="image/png"><text:p/></draw:image></draw:frame></draw:g></text:p>
        <text:p text:style-name="Header"/>
      </style:header>
      <style:footer>
        <text:p text:style-name="MP24"><text:span text:style-name="MT3">🅭 🅯 🅮 🄎</text:span><text:tab/><text:page-number text:select-page="current">3</text:page-number>/<text:page-count>3</text:page-count></text:p>
      </style:footer>
    </style:master-page>
    <style:master-page style:name="First_20_Page" style:display-name="First Page" style:page-layout-name="Mpm2" draw:style-name="Mdp2" style:next-style-name="Standard">
      <style:header>
        <text:p text:style-name="Header"><draw:g text:anchor-type="paragraph" draw:z-index="0" draw:name="Forme1" draw:style-name="Mgr1"><draw:g draw:style-name="Mgr2"><draw:g draw:style-name="Mgr2"><draw:g draw:style-name="Mgr2"><draw:path draw:style-name="Mgr6" draw:text-style-name="MP4" svg:width="3.099cm" svg:height="2cm" svg:x="1.574cm" svg:y="-0.001cm" svg:viewBox="0 0 3100 2001" svg:d="M2966 2001h-1787l-1072-571c-36-143-107-283-107-429s71-286 107-429l1072-572h1787c465 0-464 2001 0 2001z"><text:p/></draw:path><draw:path draw:style-name="Mgr7" draw:text-style-name="MP5" svg:width="3.128cm" svg:height="2.029cm" svg:x="1.559cm" svg:y="-0.016cm" svg:viewBox="0 0 3129 2030" svg:d="M2988 2003c2 2 4 3 5 6 2 2 2 4 2 7s0 5-2 7c-1 2-3 4-5 5-2 2-5 2-7 2h-1787c-3 0-5 0-7-1l-1072-572h-1c-2-2-4-3-5-6-1-1-1-2-1-3-18-72-45-142-67-213-23-72-41-145-41-220 0-74 18-147 41-220 22-71 49-141 67-212 0-2 0-3 1-4 1-2 3-4 5-5 1 0 1 0 1 0l1072-572c2-1 4-2 7-2h1787c13 0 26 2 37 5 12 3 23 7 33 13s18 14 26 23c8 8 15 18 20 29 12 21 20 47 25 77 5 29 7 62 7 98 0 385-268 1155-268 1540 0 35 2 66 7 93s12 50 22 69c4 9 10 17 16 23 6 7 13 13 20 17 7 5 16 8 25 11 9 2 19 3 30 3 2 0 5 1 7 2zM3100 245c0-34-2-66-6-93-5-27-12-50-22-68-5-9-10-17-16-24s-13-12-20-17c-8-5-16-8-25-10-9-3-19-4-30-4h-1784l-1063 567c-18 70-44 139-66 208-21 70-39 140-39 211 0 72 18 142 39 211 22 70 48 139 66 208l1063 567h1699c-4-3-8-7-12-11-7-9-14-19-20-30-11-21-19-47-24-77-5-28-8-61-8-98 0-385 268-1155 268-1540z"><text:p/></draw:path></draw:g><draw:g draw:style-name="Mgr2"><draw:path draw:style-name="Mgr8" draw:text-style-name="MP6" svg:width="2.633cm" svg:height="0.45cm" svg:x="1.584cm" svg:y="0.441cm" svg:viewBox="0 0 2634 451" svg:d="M0 451h2634c-108-215-386-554-782-421-585 197-1243 279-1815 279-16 57-28 100-37 142z"><text:p/></draw:path><draw:path draw:style-name="Mgr5" draw:text-style-name="MP3" svg:width="2.662cm" svg:height="0.479cm" svg:x="1.568cm" svg:y="0.427cm" svg:viewBox="0 0 2663 480" svg:d="M7 478c-2-2-4-3-5-5-1-3-2-5-2-8 0-1 0-2 0-3 5-21 10-43 16-66 7-23 14-48 21-76 1-1 1-2 2-3 1-3 3-4 5-6 2-1 5-2 7-2 571 0 1228-82 1811-278 63-21 124-31 182-31 77 0 149 17 215 46 65 29 124 69 176 115 103 92 180 206 226 298 1 2 2 4 2 6 0 3-1 5-2 8-2 2-3 3-6 5-2 1-4 2-7 2h-2634c-2 0-4-1-7-2zM33 451h2591c-45-85-116-186-208-268-50-44-107-83-169-110-62-28-130-44-203-44-55 0-113 9-173 29-582 196-1238 279-1809 280-6 24-12 46-18 66-4 16-8 32-11 47z"><text:p/></draw:path></draw:g><draw:g draw:style-name="Mgr2"><draw:path draw:style-name="Mgr9" draw:text-style-name="MP7" svg:width="2.702cm" svg:height="0.749cm" svg:x="1.621cm" svg:y="-0.001cm" svg:viewBox="0 0 2703 750" svg:d="M1130 0h1573c-465 432-1589 753-2703 750 15-60 39-119 58-178z"><text:p/></draw:path><draw:path draw:style-name="Mgr5" draw:text-style-name="MP3" svg:width="2.731cm" svg:height="0.778cm" svg:x="1.606cm" svg:y="-0.016cm" svg:viewBox="0 0 2732 779" svg:d="M1145 0h1572c3 0 5 1 8 2 2 1 4 3 5 5 1 3 2 5 2 7 0 3-1 5-2 8-1 1-2 2-3 3-116 108-274 210-463 301-188 91-406 172-645 239-477 134-1035 214-1592 214-4 0-8 0-13 0-2 0-4-1-7-2-2-1-4-3-5-5s-2-5-2-7 0-3 0-4c15-61 39-119 59-179 0-1 1-2 1-3 2-2 3-4 5-5 1 0 1 0 1 0l1072-572c2-1 4-2 7-2zM33 750c552 0 1105-80 1578-213 237-67 454-147 641-237 171-83 316-174 428-271h-1531l-1064 567c-17 52-38 102-52 154z"><text:p/></draw:path></draw:g><draw:g draw:style-name="Mgr2"><draw:path draw:style-name="Mgr10" draw:text-style-name="MP8" svg:width="1.137cm" svg:height="0.213cm" svg:x="1.574cm" svg:y="0.889cm" svg:viewBox="0 0 1138 214" svg:d="M1138 0v214h-1126c-4-35-12-70-12-107s7-71 11-107z"><text:p/></draw:path><draw:path draw:style-name="Mgr5" draw:text-style-name="MP3" svg:width="1.166cm" svg:height="0.242cm" svg:x="1.559cm" svg:y="0.878cm" svg:viewBox="0 0 1167 243" svg:d="M1160 2c2 1 4 3 5 5 1 3 2 5 2 7v215c0 3-1 5-2 7s-3 4-5 5c-3 2-5 2-8 2h-1125c-3 0-5 0-8-2-2-1-4-3-5-5s-2-3-2-5c-4-37-12-72-12-109 0-38 7-73 11-109 0-2 1-4 2-6s3-4 5-5c3-1 5-2 8-2h1126c3 0 5 1 8 2zM29 122c0 32 6 62 10 92h1099v-185h-1100c-3 31-9 61-9 93z"><text:p/></draw:path></draw:g><draw:g draw:style-name="Mgr2"><draw:path draw:style-name="Mgr4" draw:text-style-name="MP2" svg:width="0.245cm" svg:height="1cm" svg:x="4.411cm" svg:y="0.999cm" svg:viewBox="0 0 246 1001" svg:d="M129 0c-72 322-250 1001 0 1001s24-989 0-1001z"><text:p/></draw:path><draw:path draw:style-name="Mgr5" draw:text-style-name="MP3" svg:width="0.273cm" svg:height="1.029cm" svg:x="4.397cm" svg:y="0.985cm" svg:viewBox="0 0 274 1030" svg:d="M131 7c1-2 3-4 5-5s5-2 7-2c3 0 5 0 7 1 1 1 3 2 5 5 1 0 1 1 2 3l-10 6 3 1 9-4c0 1 1 2 1 3l-5 2 5-2c1 2 2 4 3 7s2 6 4 9c2 7 4 15 7 24 2 9 5 19 8 31 12 45 26 108 40 180 27 143 52 323 52 471 0 40-1 77-6 111-4 35-10 66-20 92-5 13-11 25-17 36-7 11-14 21-23 28-9 9-18 15-29 19s-23 7-36 7-26-2-37-6c-12-3-22-8-32-15-9-6-17-14-25-24-7-9-14-20-19-31-11-23-18-50-23-81-5-30-7-63-7-99 0-228 85-564 129-763 1-1 1-2 2-4zM29 774c0 34 2 66 6 95 5 28 11 52 21 72 5 10 10 19 16 26 5 7 12 13 19 18s15 9 23 12c9 2 19 4 29 4 9 0 18-2 25-5 8-3 14-7 21-13 6-6 12-13 17-22 6-9 11-19 15-31 9-24 15-53 19-85 4-33 6-70 6-108 0-146-26-324-53-466-13-71-27-133-39-178-3-10-5-19-7-28-46 200-118 500-118 709zM146 18l-13 7v-1l12-8 12-7c1 1 1 1 2 3z"><text:p/></draw:path></draw:g><draw:g draw:style-name="Mgr2"><draw:path draw:style-name="Mgr8" draw:text-style-name="MP6" svg:width="2.633cm" svg:height="0.45cm" svg:x="1.584cm" svg:y="1.106cm" svg:viewBox="0 0 2634 451" svg:d="M0 0h2634c-108 214-386 554-782 421-585-197-1243-279-1815-279-16-57-28-100-37-142z"><text:p/></draw:path><draw:path draw:style-name="Mgr5" draw:text-style-name="MP3" svg:width="2.662cm" svg:height="0.479cm" svg:x="1.568cm" svg:y="1.092cm" svg:viewBox="0 0 2663 480" svg:d="M0 14c0-2 1-4 2-7 1-2 3-4 5-5 3-1 5-2 7-2h2634c3 0 5 1 7 2 3 1 4 3 6 5 1 3 2 5 2 7 0 3-1 5-2 7-46 92-123 206-226 298-52 46-111 86-176 115-66 28-138 46-215 46-58 0-119-10-182-31-583-196-1240-279-1811-279-2 0-5 0-7-1-2-2-4-3-5-6-1-1-1-2-2-3-7-28-14-53-21-76-6-24-11-45-16-67 0-1 0-1 0-3zM1871 421c60 21 118 30 173 30 73 0 141-17 203-44s119-66 169-110c92-82 163-183 208-268h-2591c3 15 7 31 11 47 6 20 12 42 18 66 571 1 1227 83 1809 279z"><text:p/></draw:path></draw:g><draw:g draw:style-name="Mgr2"><draw:path draw:style-name="Mgr9" draw:text-style-name="MP7" svg:width="2.702cm" svg:height="0.749cm" svg:x="1.621cm" svg:y="1.249cm" svg:viewBox="0 0 2703 750" svg:d="M1130 750h1573c-465-432-1589-752-2703-750 15 60 39 119 58 178z"><text:p/></draw:path><draw:path draw:style-name="Mgr5" draw:text-style-name="MP3" svg:width="2.731cm" svg:height="0.778cm" svg:x="1.606cm" svg:y="1.233cm" svg:viewBox="0 0 2732 779" svg:d="M1138 777l-1072-571c0 0 0-1-1-1-2-1-3-3-5-5 0-1-1-2-1-3-20-59-44-118-59-179 0-1 0-2 0-4s1-4 2-7c1-2 3-4 5-5 3-1 5-2 7-2 5 0 9 0 13 0 557 0 1115 80 1592 214 239 67 457 148 645 239 189 91 347 193 463 301 1 1 2 2 3 3 1 3 2 5 2 8 0 2-1 5-2 7s-3 4-5 5c-3 2-5 2-8 2h-1572c-3 0-5 0-7-2zM2680 750c-112-97-257-188-428-271-187-90-404-170-641-237-473-133-1026-212-1578-213 14 52 35 102 52 154l1064 567z"><text:p/></draw:path></draw:g></draw:g><draw:g draw:style-name="Mgr2"><draw:g draw:style-name="Mgr2"><draw:polygon draw:style-name="Mgr11" draw:text-style-name="MP9" svg:width="0.312cm" svg:height="0.499cm" svg:x="2.457cm" svg:y="1.26cm" svg:viewBox="0 0 313 500" draw:points="227,500 0,500 86,0 313,0 298,87 156,87 137,197 270,197 255,284 122,284 100,413 242,413"><text:p/></draw:polygon><draw:path draw:style-name="Mgr11" draw:text-style-name="MP9" svg:width="0.304cm" svg:height="0.389cm" svg:x="2.763cm" svg:y="1.367cm" svg:viewBox="0 0 305 390" svg:d="M261 390h-83l38-224c3-15 4-29 4-40 0-28-10-43-30-43-17 0-32 13-46 40-14 26-25 62-33 108l-27 159h-84l66-383h64l-6 71h2c27-52 60-78 98-78 26 0 46 10 60 29s21 46 21 81c0 17-3 37-7 62z"><text:p/></draw:path><draw:path draw:style-name="Mgr11" draw:text-style-name="MP9" svg:width="0.36cm" svg:height="0.557cm" svg:x="3.062cm" svg:y="1.367cm" svg:viewBox="0 0 361 558" svg:d="M361 8l-9 57-49 14c3 12 5 25 5 40 0 45-11 80-34 106-22 26-53 39-91 39-11 0-20-1-28-4-15 7-23 15-23 27 0 8 3 13 8 17 6 3 14 6 25 8l38 6c30 5 52 14 66 29 14 14 21 35 21 63 0 48-15 85-44 110-28 26-70 38-123 38-39 0-69-8-91-25-21-18-32-41-32-71 0-24 6-44 19-61 13-16 33-30 60-41-14-11-21-26-21-46 0-16 4-30 12-42 9-11 22-23 41-33-12-12-21-24-27-39-5-14-8-32-8-52 0-46 11-82 35-108 23-27 55-40 95-40 15 0 30 3 46 8zM133 392c-19 3-34 10-44 20-10 9-15 22-15 37 0 26 18 39 54 39 27 0 49-5 63-15s21-25 21-44c0-9-3-15-9-20s-19-9-38-12zM203 66c-15 0-26 8-35 26-9 17-13 39-13 65 0 28 9 41 28 41 14 0 26-8 34-26 9-17 13-40 13-66 0-27-9-40-27-40z"><text:p/></draw:path><draw:polygon draw:style-name="Mgr11" draw:text-style-name="MP9" svg:width="0.174cm" svg:height="0.532cm" svg:x="3.413cm" svg:y="1.226cm" svg:viewBox="0 0 175 533" draw:points="84,533 0,533 92,0 175,0"><text:p/></draw:polygon><draw:path draw:style-name="Mgr11" draw:text-style-name="MP9" svg:width="0.17cm" svg:height="0.532cm" svg:x="3.582cm" svg:y="1.226cm" svg:viewBox="0 0 171 533" svg:d="M79 60c0-20 5-35 13-45 9-10 22-15 38-15 13 0 24 4 31 11s10 17 10 30c0 18-4 33-12 44-8 12-21 17-38 17-28 0-42-14-42-42zM84 533h-84l66-383h83z"><text:p/></draw:path><draw:path draw:style-name="Mgr11" draw:text-style-name="MP9" svg:width="0.25cm" svg:height="0.396cm" svg:x="3.743cm" svg:y="1.367cm" svg:viewBox="0 0 251 397" svg:d="M224 264c0 43-12 76-35 99s-55 34-96 34c-20 0-37-2-52-5-14-4-28-9-41-17v-85c29 20 59 30 89 30 14 0 27-3 36-11 9-7 14-17 14-30 0-10-3-18-10-26s-19-18-36-30c-23-15-39-31-47-46-9-15-14-34-14-55 0-39 10-69 31-90 20-21 50-32 88-32 37 0 70 11 100 33l-27 73c-26-19-50-28-72-28-10 0-19 2-25 8-7 6-10 14-10 24 0 9 3 16 9 23s17 15 33 26c23 14 39 30 50 47 10 16 15 36 15 58z"><text:p/></draw:path><draw:path draw:style-name="Mgr11" draw:text-style-name="MP9" svg:width="0.304cm" svg:height="0.532cm" svg:x="4.019cm" svg:y="1.226cm" svg:viewBox="0 0 305 533" svg:d="M261 533h-83l38-224c3-16 4-29 4-41 0-28-10-42-30-42-17 0-32 13-46 39s-25 62-33 109l-27 159h-84l92-533h83c-7 41-12 73-16 95s-12 57-24 106h2c11-18 24-32 38-42 14-11 31-16 49-16 26 0 46 9 60 28s21 46 21 82c0 17-3 37-7 62z"><text:p/></draw:path></draw:g><draw:g draw:style-name="Mgr2"><draw:polygon draw:style-name="Mgr12" draw:text-style-name="MP10" svg:width="0.312cm" svg:height="0.499cm" svg:x="2.42cm" svg:y="1.236cm" svg:viewBox="0 0 313 500" draw:points="227,500 0,500 86,0 313,0 298,87 156,87 137,197 270,197 255,284 122,284 100,413 242,413"><text:p/></draw:polygon><draw:path draw:style-name="Mgr13" draw:text-style-name="MP11" svg:width="0.304cm" svg:height="0.389cm" svg:x="2.727cm" svg:y="1.346cm" svg:viewBox="0 0 305 390" svg:d="M261 390h-83l38-224c3-15 4-29 4-40 0-28-10-43-30-43-17 0-32 13-46 40-14 26-25 62-33 108l-27 159h-84l66-383h64l-6 71h2c27-52 60-78 98-78 26 0 46 10 60 29s21 46 21 81c0 17-3 37-7 62z"><text:p/></draw:path><draw:path draw:style-name="Mgr12" draw:text-style-name="MP10" svg:width="0.36cm" svg:height="0.557cm" svg:x="3.025cm" svg:y="1.346cm" svg:viewBox="0 0 361 558" svg:d="M361 8l-9 57-49 14c3 12 5 25 5 40 0 45-11 80-34 106-22 26-53 39-91 39-11 0-20-1-28-4-15 7-23 15-23 27 0 8 3 13 8 17 6 3 14 6 25 8l38 6c30 5 52 14 66 29 14 14 21 35 21 63 0 48-15 85-44 110-28 26-70 38-123 38-39 0-69-8-91-25-21-18-32-41-32-71 0-24 6-44 19-61 13-16 33-30 60-41-14-11-21-26-21-46 0-16 4-30 12-42 9-11 22-23 41-33-12-12-21-24-27-39-5-14-8-32-8-52 0-46 11-82 35-108 23-27 55-40 95-40 15 0 30 3 46 8zM133 392c-19 3-34 10-44 20-10 9-15 22-15 37 0 26 18 39 54 39 27 0 49-5 63-15s21-25 21-44c0-9-3-15-9-20s-19-9-38-12zM203 66c-15 0-26 8-35 26-9 17-13 39-13 65 0 28 9 41 28 41 14 0 26-8 34-26 9-17 13-40 13-66 0-27-9-40-27-40z"><text:p/></draw:path><draw:polygon draw:style-name="Mgr13" draw:text-style-name="MP11" svg:width="0.174cm" svg:height="0.532cm" svg:x="3.376cm" svg:y="1.203cm" svg:viewBox="0 0 175 533" draw:points="84,533 0,533 92,0 175,0"><text:p/></draw:polygon><draw:path draw:style-name="Mgr12" draw:text-style-name="MP10" svg:width="0.17cm" svg:height="0.532cm" svg:x="3.546cm" svg:y="1.203cm" svg:viewBox="0 0 171 533" svg:d="M79 60c0-20 5-35 13-45 9-10 22-15 38-15 13 0 24 4 31 11s10 17 10 30c0 18-4 33-12 44-8 12-21 17-38 17-28 0-42-14-42-42zM84 533h-84l66-383h83z"><text:p/></draw:path><draw:path draw:style-name="Mgr13" draw:text-style-name="MP11" svg:width="0.25cm" svg:height="0.396cm" svg:x="3.711cm" svg:y="1.346cm" svg:viewBox="0 0 251 397" svg:d="M224 264c0 43-12 76-35 99s-55 34-96 34c-20 0-37-2-52-5-14-4-28-9-41-17v-85c29 20 59 30 89 30 14 0 27-3 36-11 9-7 14-17 14-30 0-10-3-18-10-26s-19-18-36-30c-23-15-39-31-47-46-9-15-14-34-14-55 0-39 10-69 31-90 20-21 50-32 88-32 37 0 70 11 100 33l-27 73c-26-19-50-28-72-28-10 0-19 2-25 8-7 6-10 14-10 24 0 9 3 16 9 23s17 15 33 26c23 14 39 30 50 47 10 16 15 36 15 58z"><text:p/></draw:path><draw:path draw:style-name="Mgr12" draw:text-style-name="MP10" svg:width="0.304cm" svg:height="0.532cm" svg:x="3.981cm" svg:y="1.203cm" svg:viewBox="0 0 305 533" svg:d="M261 533h-83l38-224c3-16 4-29 4-41 0-28-10-42-30-42-17 0-32 13-46 39s-25 62-33 109l-27 159h-84l92-533h83c-7 41-12 73-16 95s-12 57-24 106h2c11-18 24-32 38-42 14-11 31-16 49-16 26 0 46 9 60 28s21 46 21 82c0 17-3 37-7 62z"><text:p/></draw:path></draw:g></draw:g><draw:g draw:style-name="Mgr2"><draw:g draw:style-name="Mgr2"><draw:polygon draw:style-name="Mgr14" draw:text-style-name="MP12" svg:width="0.267cm" svg:height="0.464cm" svg:x="2.279cm" svg:y="0.343cm" svg:viewBox="0 0 268 465" draw:points="102,465 25,465 89,82 0,82 14,0 268,0 255,82 166,82"><text:p/></draw:polygon><draw:path draw:style-name="Mgr14" draw:text-style-name="MP12" svg:width="0.251cm" svg:height="0.368cm" svg:x="2.533cm" svg:y="0.441cm" svg:viewBox="0 0 252 369" svg:d="M153 69c-15 0-29 9-42 26s-22 37-26 61h12c26 0 46-5 60-15 15-10 22-24 22-42 0-20-9-30-26-30zM111 369c-35 0-62-12-82-36-19-24-29-58-29-102s7-84 21-120 32-64 56-83 51-28 81-28c29 0 52 9 69 26s25 41 25 71c0 40-14 70-42 92-28 21-68 32-120 32h-13l-1 7v6c0 20 5 35 13 46 9 11 21 17 38 17 14 0 27-2 39-6s27-11 44-22v72c-29 19-62 28-99 28z"><text:p/></draw:path><draw:path draw:style-name="Mgr14" draw:text-style-name="MP12" svg:width="0.231cm" svg:height="0.368cm" svg:x="2.823cm" svg:y="0.441cm" svg:viewBox="0 0 232 369" svg:d="M105 369c-34 0-60-12-78-34-18-23-27-55-27-97 0-45 6-86 19-123 12-36 30-65 53-85 22-20 48-30 77-30 31 0 58 8 83 23l-23 73c-9-5-18-9-27-13s-19-5-30-5c-14 0-27 6-38 20-12 14-21 32-27 56-7 24-10 49-10 76 0 21 4 36 11 46 8 11 19 16 32 16s25-3 36-8 22-11 34-18v78c-26 16-54 25-85 25z"><text:p/></draw:path><draw:path draw:style-name="Mgr14" draw:text-style-name="MP12" svg:width="0.275cm" svg:height="0.494cm" svg:x="3.055cm" svg:y="0.313cm" svg:viewBox="0 0 276 495" svg:d="M237 495h-76l35-208c2-14 4-27 4-38 0-26-9-39-28-39-15 0-29 12-42 36-12 24-22 58-29 101l-25 148h-76l83-495h76c-6 38-12 68-15 88-4 21-11 54-22 99h2c11-17 22-30 35-40s28-15 44-15c24 0 42 9 54 27 13 18 19 43 19 76 0 15-2 34-6 57z"><text:p/></draw:path><draw:path draw:style-name="Mgr14" draw:text-style-name="MP12" svg:width="0.275cm" svg:height="0.361cm" svg:x="3.369cm" svg:y="0.441cm" svg:viewBox="0 0 276 362" svg:d="M237 362h-76l35-207c2-15 4-28 4-38 0-26-9-39-28-39-15 0-29 12-42 36-12 24-22 58-29 101l-25 147h-76l60-355h58l-6 66h2c24-49 54-73 89-73 24 0 42 9 54 27 13 17 19 43 19 75 0 16-2 35-6 58z"><text:p/></draw:path><draw:path draw:style-name="Mgr14" draw:text-style-name="MP12" svg:width="0.154cm" svg:height="0.494cm" svg:x="3.682cm" svg:y="0.313cm" svg:viewBox="0 0 155 495" svg:d="M72 56c0-18 4-32 12-42 8-9 19-14 34-14 12 0 21 3 28 10 6 6 9 16 9 28 0 17-3 31-11 41-7 11-19 16-34 16-25 0-38-13-38-39zM76 495h-76l60-356h76z"><text:p/></draw:path><draw:path draw:style-name="Mgr14" draw:text-style-name="MP12" svg:width="0.231cm" svg:height="0.368cm" svg:x="3.847cm" svg:y="0.441cm" svg:viewBox="0 0 232 369" svg:d="M105 369c-34 0-60-12-78-34-18-23-27-55-27-97 0-45 6-86 19-123 12-36 30-65 53-85 22-20 48-30 77-30 31 0 58 8 83 23l-23 73c-9-5-18-9-27-13s-19-5-30-5c-14 0-27 6-38 20-12 14-21 32-27 56-7 24-10 49-10 76 0 21 4 36 11 46 8 11 19 16 32 16s25-3 36-8 22-11 34-18v78c-26 16-54 25-85 25z"><text:p/></draw:path><draw:path draw:style-name="Mgr14" draw:text-style-name="MP12" svg:width="0.274cm" svg:height="0.368cm" svg:x="4.094cm" svg:y="0.441cm" svg:viewBox="0 0 275 369" svg:d="M80 369c-25 0-44-12-59-34-14-23-21-54-21-95 0-42 6-82 18-120s28-68 48-89c19-21 41-31 65-31 16 0 30 4 42 13s21 22 27 39h2l15-45h58l-60 355h-57l3-46h-1c-22 35-49 53-80 53zM109 292c12 0 23-7 34-22 11-14 19-33 26-58 6-24 10-51 10-82 0-15-4-28-10-38s-15-14-26-14-22 7-32 22c-11 16-19 36-25 61s-9 50-9 75c0 18 3 32 8 42 6 9 14 14 24 14z"><text:p/></draw:path><draw:polygon draw:style-name="Mgr14" draw:text-style-name="MP12" svg:width="0.158cm" svg:height="0.494cm" svg:x="4.391cm" svg:y="0.313cm" svg:viewBox="0 0 159 495" draw:points="76,495 0,495 83,0 159,0"><text:p/></draw:polygon></draw:g><draw:g draw:style-name="Mgr2"><draw:polygon draw:style-name="Mgr15" draw:text-style-name="MP13" svg:width="0.267cm" svg:height="0.464cm" svg:x="2.249cm" svg:y="0.321cm" svg:viewBox="0 0 268 465" draw:points="102,465 25,465 89,82 0,82 14,0 268,0 255,82 166,82"><text:p/></draw:polygon><draw:path draw:style-name="Mgr16" draw:text-style-name="MP14" svg:width="0.251cm" svg:height="0.368cm" svg:x="2.503cm" svg:y="0.425cm" svg:viewBox="0 0 252 369" svg:d="M153 69c-15 0-29 9-42 26s-22 37-26 61h12c26 0 46-5 60-15 15-10 22-24 22-42 0-20-9-30-26-30zM111 369c-35 0-62-12-82-36-19-24-29-58-29-102s7-84 21-120 32-64 56-83 51-28 81-28c29 0 52 9 69 26s25 41 25 71c0 40-14 70-42 92-28 21-68 32-120 32h-13l-1 7v6c0 20 5 35 13 46 9 11 21 17 38 17 14 0 27-2 39-6s27-11 44-22v72c-29 19-62 28-99 28z"><text:p/></draw:path><draw:path draw:style-name="Mgr15" draw:text-style-name="MP13" svg:width="0.231cm" svg:height="0.368cm" svg:x="2.792cm" svg:y="0.425cm" svg:viewBox="0 0 232 369" svg:d="M105 369c-34 0-60-12-78-34-18-23-27-55-27-97 0-45 6-86 19-123 12-36 30-65 53-85 22-20 48-30 77-30 31 0 58 8 83 23l-23 73c-9-5-18-9-27-13s-19-5-30-5c-14 0-27 6-38 20-12 14-21 32-27 56-7 24-10 49-10 76 0 21 4 36 11 46 8 11 19 16 32 16s25-3 36-8 22-11 34-18v78c-26 16-54 25-85 25z"><text:p/></draw:path><draw:path draw:style-name="Mgr16" draw:text-style-name="MP14" svg:width="0.275cm" svg:height="0.494cm" svg:x="3.025cm" svg:y="0.291cm" svg:viewBox="0 0 276 495" svg:d="M237 495h-76l35-208c2-14 4-27 4-38 0-26-9-39-28-39-15 0-29 12-42 36-12 24-22 58-29 101l-25 148h-76l83-495h76c-6 38-12 68-15 88-4 21-11 54-22 99h2c11-17 22-30 35-40s28-15 44-15c24 0 42 9 54 27 13 18 19 43 19 76 0 15-2 34-6 57z"><text:p/></draw:path><draw:path draw:style-name="Mgr15" draw:text-style-name="MP13" svg:width="0.275cm" svg:height="0.361cm" svg:x="3.339cm" svg:y="0.425cm" svg:viewBox="0 0 276 362" svg:d="M237 362h-76l35-207c2-15 4-28 4-38 0-26-9-39-28-39-15 0-29 12-42 36-12 24-22 58-29 101l-25 147h-76l60-355h58l-6 66h2c24-49 54-73 89-73 24 0 42 9 54 27 13 17 19 43 19 75 0 16-2 35-6 58z"><text:p/></draw:path><draw:path draw:style-name="Mgr16" draw:text-style-name="MP14" svg:width="0.154cm" svg:height="0.494cm" svg:x="3.651cm" svg:y="0.291cm" svg:viewBox="0 0 155 495" svg:d="M72 56c0-18 4-32 12-42 8-9 19-14 34-14 12 0 21 3 28 10 6 6 9 16 9 28 0 17-3 31-11 41-7 11-19 16-34 16-25 0-38-13-38-39zM76 495h-76l60-356h76z"><text:p/></draw:path><draw:path draw:style-name="Mgr15" draw:text-style-name="MP13" svg:width="0.231cm" svg:height="0.368cm" svg:x="3.817cm" svg:y="0.425cm" svg:viewBox="0 0 232 369" svg:d="M105 369c-34 0-60-12-78-34-18-23-27-55-27-97 0-45 6-86 19-123 12-36 30-65 53-85 22-20 48-30 77-30 31 0 58 8 83 23l-23 73c-9-5-18-9-27-13s-19-5-30-5c-14 0-27 6-38 20-12 14-21 32-27 56-7 24-10 49-10 76 0 21 4 36 11 46 8 11 19 16 32 16s25-3 36-8 22-11 34-18v78c-26 16-54 25-85 25z"><text:p/></draw:path><draw:path draw:style-name="Mgr16" draw:text-style-name="MP14" svg:width="0.274cm" svg:height="0.368cm" svg:x="4.064cm" svg:y="0.425cm" svg:viewBox="0 0 275 369" svg:d="M80 369c-25 0-44-12-59-34-14-23-21-54-21-95 0-42 6-82 18-120s28-68 48-89c19-21 41-31 65-31 16 0 30 4 42 13s21 22 27 39h2l15-45h58l-60 355h-57l3-46h-1c-22 35-49 53-80 53zM109 292c12 0 23-7 34-22 11-14 19-33 26-58 6-24 10-51 10-82 0-15-4-28-10-38s-15-14-26-14-22 7-32 22c-11 16-19 36-25 61s-9 50-9 75c0 18 3 32 8 42 6 9 14 14 24 14z"><text:p/></draw:path><draw:polygon draw:style-name="Mgr15" draw:text-style-name="MP13" svg:width="0.158cm" svg:height="0.494cm" svg:x="4.36cm" svg:y="0.291cm" svg:viewBox="0 0 159 495" draw:points="76,495 0,495 83,0 159,0"><text:p/></draw:polygon></draw:g></draw:g><draw:g draw:style-name="Mgr2"><draw:circle draw:style-name="Mgr17" draw:text-style-name="MP15" svg:width="2.14cm" svg:height="2.14cm" svg:x="-0.819cm" svg:y="-0.071cm"><text:p/></draw:circle><draw:path draw:style-name="Mgr18" draw:text-style-name="MP16" svg:width="2.139cm" svg:height="2.139cm" svg:x="-0.822cm" svg:y="-0.071cm" svg:viewBox="0 0 2140 2140" svg:d="M1338 677l471-384c13 13 25 25 38 38l-384 471 666 105c7 52 11 107 11 163 0 57-4 111-11 163l-666 105 384 471c-13 13-25 25-38 38l-471-384-105 666c-52 7-106 11-163 11-56 0-111-4-163-11l-105-666-471 384c-13-13-25-25-38-38l384-471-666-105c-7-52-11-106-11-163 0-56 4-111 11-163l666-105-384-471c13-13 25-25 38-38l471 384 105-666c52-7 107-11 163-11 57 0 111 4 163 11z"><text:p/></draw:path><draw:polygon draw:style-name="Mgr19" draw:text-style-name="MP17" svg:width="0.555cm" svg:height="0.06cm" draw:transform="skewX (0.00436332312998579) rotate (-0.785398163397449) translate (-0.42727527873895cm 0.320613610149943cm)" svg:viewBox="0 0 556 61" draw:points="0,0 556,0 511,61 13,13"><text:p/></draw:polygon><draw:polygon draw:style-name="Mgr19" draw:text-style-name="MP17" svg:width="0.555cm" svg:height="0.06cm" draw:transform="rotate (2.35619449019235) translate (0.930806777612988cm 1.67569566650189cm)" svg:viewBox="0 0 556 61" draw:points="0,0 556,0 512,61 13,13"><text:p/></draw:polygon><draw:polygon draw:style-name="Mgr19" draw:text-style-name="MP17" svg:width="0.555cm" svg:height="0.06cm" draw:transform="rotate (0.785398163397448) translate (-0.427275278738946cm 1.67869566650189cm)" svg:viewBox="0 0 556 61" draw:points="0,0 556,0 511,61 13,13"><text:p/></draw:polygon><draw:polygon draw:style-name="Mgr19" draw:text-style-name="MP17" svg:width="0.555cm" svg:height="0.06cm" draw:transform="skewX (0.00453785605518529) rotate (-2.35619449019235) translate (0.926449387598168cm 0.320613610149958cm)" svg:viewBox="0 0 556 61" draw:points="0,0 556,0 511,61 13,13"><text:p/></draw:polygon><draw:path draw:style-name="Mgr19" draw:text-style-name="MP17" svg:width="2.139cm" svg:height="2.139cm" svg:x="-0.822cm" svg:y="-0.071cm" svg:viewBox="0 0 2140 2140" svg:d="M1267 873l866 64c5 43 7 87 7 133s-2 90-7 133l-866 64-64 866c-43 5-87 7-133 7s-90-2-133-7l-64-866-866-64c-5-43-7-87-7-133s2-90 7-133l866-64 64-866c43-5 87-7 133-7s90 2 133 7z"><text:p/></draw:path><draw:path draw:style-name="Mgr20" draw:text-style-name="MP18" svg:width="2.168cm" svg:height="2.168cm" svg:x="-0.833cm" svg:y="-0.085cm" svg:viewBox="0 0 2169 2169" svg:d="M803 2134c-89-24-174-60-261-110-86-50-160-106-226-171-65-66-121-140-171-226-50-87-86-172-110-261s-35-182-35-281c0-100 11-193 35-282s60-174 110-261c50-86 106-160 171-226 66-65 140-121 226-171 87-50 172-86 261-110s182-35 281-35c100 0 193 11 282 35s174 60 261 110c86 50 160 106 226 171 65 66 121 140 171 226 50 87 86 172 110 261s35 182 35 281c0 100-11 193-35 282s-60 174-110 261c-50 86-106 160-171 226-66 65-140 121-226 171-87 50-172 86-261 110s-182 35-281 35c-100 0-193-11-282-35zM811 63c-87 23-170 59-254 107-84 49-157 103-220 167-64 63-118 136-167 220-48 84-84 167-107 254-23 86-34 176-34 274 0 97 11 187 34 273 23 87 59 170 107 254 49 84 103 157 167 220 63 64 136 118 220 167 84 48 167 84 254 107 86 23 176 34 274 34 97 0 187-11 273-34 87-23 170-59 254-107 84-49 157-103 220-167 64-63 118-136 167-220 48-84 84-167 107-254 23-86 34-176 34-274 0-97-11-187-34-273-23-87-59-170-107-254-49-84-103-157-167-220-63-64-136-118-220-167-84-48-167-84-254-107-86-23-176-34-274-34-97 0-187 11-273 34z"><text:p/></draw:path></draw:g></draw:g><draw:g draw:style-name="Mgr2"><draw:path draw:style-name="Mgr24" draw:text-style-name="MP2" svg:width="0.992cm" svg:height="0.304cm" draw:transform="rotate (1.69523830246209) translate (5.02867001715897cm 1.00655953387472cm)" svg:viewBox="0 0 993 305" svg:d="M0 50c269 1 1030-173 992 124-37 298-707 13-992-124z"><text:p/></draw:path><draw:path draw:style-name="Mgr25" draw:text-style-name="MP1" svg:width="13.314cm" svg:height="1.999cm" svg:x="4.96cm" svg:y="0cm" svg:viewBox="0 0 13315 2000" svg:d="M115 2000c-400 0 400-2000 0-2000 4333 0 13200 0 13200 0v2000c0 0-8867 0-13200 0z"><text:p/></draw:path></draw:g><draw:frame draw:style-name="Mgr26" draw:text-style-name="MP26" svg:width="10.697cm" svg:height="1.802cm" svg:x="7.577cm" svg:y="0.014cm"><draw:text-box><text:p text:style-name="MP25"><text:span text:style-name="MT4">Computerphile</text:span></text:p></draw:text-box></draw:frame><draw:frame draw:style-name="Mgr23" draw:text-style-name="MP23" svg:width="1.699cm" svg:height="1.701cm" svg:x="5.579cm" svg:y="0.167cm"><draw:image xlink:href="Pictures/10000001000000B0000000B0775F6D2B2B350A60.png" xlink:type="simple" xlink:show="embed" xlink:actuate="onLoad" draw:mime-type="image/png"><text:p/></draw:image></draw:frame></draw:g></text:p>
        <text:p text:style-name="Header"/>
        <text:p text:style-name="Header"/>
        <text:p text:style-name="Header"/>
      </style:header>
      <style:footer>
        <text:p text:style-name="MP27"><text:span text:style-name="MT5">Transcription by F. </text:span><text:span text:style-name="MT6">Girault</text:span><text:span text:style-name="MT7"> </text:span><text:span text:style-name="MT8"><text:s/>– <text:s/></text:span><text:span text:style-name="MT9">Febr</text:span><text:span text:style-name="MT10">uary</text:span><text:span text:style-name="MT8"> </text:span><text:span text:style-name="MT11">??</text:span><text:span text:style-name="MT12">th</text:span><text:span text:style-name="MT13">, 20</text:span><text:span text:style-name="MT14">2</text:span><text:span text:style-name="MT15">3</text:span><text:span text:style-name="MT5"><text:tab/></text:span><text:span text:style-name="MT3">🅭 🅯 🅮 🄎</text:span><text:span text:style-name="MT5"><text:tab/></text:span><text:span text:style-name="MT5"><text:page-number text:select-page="current">1</text:page-number></text:span><text:span text:style-name="MT5">/</text:span><text:span text:style-name="MT5"><text:page-count>3</text:page-count></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6-09-04T06:38:58.994000000</meta:creation-date>
    <dc:date>2023-02-17T00:16:43.279212065</dc:date>
    <meta:editing-duration>P1DT14H8M23S</meta:editing-duration>
    <meta:editing-cycles>180</meta:editing-cycles>
    <meta:generator>LibreOffice/7.4.2.3$Linux_X86_64 LibreOffice_project/40$Build-3</meta:generator>
    <meta:print-date>2016-11-03T09:10:27.258000000</meta:print-date>
    <meta:document-statistic meta:table-count="0" meta:image-count="0" meta:object-count="0" meta:page-count="3" meta:paragraph-count="6" meta:word-count="2558" meta:character-count="13321" meta:non-whitespace-character-count="10767"/>
  </office:meta>
</office:document-meta>
</file>